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rsid="00645bc3" officeooo:paragraph-rsid="00645bc3"/>
    </style:style>
    <style:style style:name="P2" style:family="paragraph" style:parent-style-name="Text_20_body">
      <style:text-properties officeooo:rsid="007394df" officeooo:paragraph-rsid="00758de1"/>
    </style:style>
    <style:style style:name="P3" style:family="paragraph" style:parent-style-name="Text_20_body">
      <style:text-properties officeooo:rsid="00758de1" officeooo:paragraph-rsid="00758de1"/>
    </style:style>
    <style:style style:name="P4" style:family="paragraph" style:parent-style-name="Text_20_body">
      <style:text-properties officeooo:rsid="00758de1" officeooo:paragraph-rsid="0076d54e"/>
    </style:style>
    <style:style style:name="P5" style:family="paragraph" style:parent-style-name="Text_20_body">
      <style:text-properties officeooo:rsid="0076d54e" officeooo:paragraph-rsid="0076d54e"/>
    </style:style>
    <style:style style:name="P6" style:family="paragraph" style:parent-style-name="Text_20_body">
      <style:text-properties officeooo:rsid="00656d45" officeooo:paragraph-rsid="0071c8e6"/>
    </style:style>
    <style:style style:name="P7" style:family="paragraph" style:parent-style-name="Text_20_body">
      <style:text-properties officeooo:rsid="0067caac" officeooo:paragraph-rsid="0067caac"/>
    </style:style>
    <style:style style:name="P8" style:family="paragraph" style:parent-style-name="Text_20_body">
      <style:text-properties officeooo:rsid="0076e423" officeooo:paragraph-rsid="0076e423"/>
    </style:style>
    <style:style style:name="P9" style:family="paragraph" style:parent-style-name="Text_20_body">
      <style:text-properties officeooo:rsid="00785193" officeooo:paragraph-rsid="00785193"/>
    </style:style>
    <style:style style:name="P10" style:family="paragraph" style:parent-style-name="Text_20_body">
      <style:text-properties fo:color="#c9211e" loext:opacity="100%" officeooo:rsid="0078af55" officeooo:paragraph-rsid="0078af55"/>
    </style:style>
    <style:style style:name="P11" style:family="paragraph" style:parent-style-name="Text_20_body">
      <style:text-properties fo:color="#c9211e" loext:opacity="100%" officeooo:rsid="007d6695" officeooo:paragraph-rsid="007d6695"/>
    </style:style>
    <style:style style:name="P12" style:family="paragraph" style:parent-style-name="Text_20_body">
      <style:text-properties officeooo:rsid="00684380" officeooo:paragraph-rsid="00820688"/>
    </style:style>
    <style:style style:name="P13" style:family="paragraph" style:parent-style-name="Text_20_body">
      <style:text-properties officeooo:rsid="008072f9" officeooo:paragraph-rsid="008072f9"/>
    </style:style>
    <style:style style:name="P14" style:family="paragraph" style:parent-style-name="Text_20_body">
      <style:text-properties officeooo:rsid="00845659" officeooo:paragraph-rsid="00852530"/>
    </style:style>
    <style:style style:name="P15" style:family="paragraph" style:parent-style-name="Text_20_body">
      <style:text-properties officeooo:rsid="00462095" officeooo:paragraph-rsid="00845659"/>
    </style:style>
    <style:style style:name="P16" style:family="paragraph" style:parent-style-name="Text_20_body">
      <style:text-properties officeooo:rsid="00952caa" officeooo:paragraph-rsid="00952caa"/>
    </style:style>
    <style:style style:name="P17" style:family="paragraph" style:parent-style-name="Text_20_body">
      <style:text-properties officeooo:rsid="00a75bcb" officeooo:paragraph-rsid="00a75bcb"/>
    </style:style>
    <style:style style:name="P18" style:family="paragraph" style:parent-style-name="Text_20_body">
      <style:text-properties officeooo:paragraph-rsid="00a94aec"/>
    </style:style>
    <style:style style:name="P19" style:family="paragraph" style:parent-style-name="Text_20_body">
      <style:text-properties fo:font-style="normal" officeooo:rsid="00a75bcb" officeooo:paragraph-rsid="00a75bcb" style:font-style-asian="normal" style:font-style-complex="normal"/>
    </style:style>
    <style:style style:name="P20" style:family="paragraph" style:parent-style-name="Text_20_body">
      <style:text-properties style:font-name="Liberation Sans" fo:font-style="normal" officeooo:rsid="00ab8d68" officeooo:paragraph-rsid="00ab8d68" style:font-style-asian="normal" style:font-style-complex="normal"/>
    </style:style>
    <style:style style:name="P21" style:family="paragraph" style:parent-style-name="Text_20_body">
      <style:text-properties style:font-name="Liberation Sans" fo:font-style="normal" officeooo:rsid="00a84a6c" officeooo:paragraph-rsid="00a84a6c" style:font-style-asian="normal" style:font-style-complex="normal"/>
    </style:style>
    <style:style style:name="P22" style:family="paragraph" style:parent-style-name="Text_20_body">
      <style:text-properties style:font-name="Liberation Sans" fo:font-style="normal" officeooo:rsid="00a84a6c" officeooo:paragraph-rsid="0133bbb0" style:font-style-asian="normal" style:font-style-complex="normal"/>
    </style:style>
    <style:style style:name="P23" style:family="paragraph" style:parent-style-name="Text_20_body">
      <style:text-properties style:font-name="Liberation Sans" fo:font-style="normal" officeooo:rsid="00b700e8" officeooo:paragraph-rsid="00b700e8" style:font-style-asian="normal" style:font-style-complex="normal"/>
    </style:style>
    <style:style style:name="P24" style:family="paragraph" style:parent-style-name="Text_20_body">
      <style:text-properties officeooo:rsid="004ce7cd" officeooo:paragraph-rsid="00bd7a7d"/>
    </style:style>
    <style:style style:name="P25" style:family="paragraph" style:parent-style-name="Text_20_body">
      <style:text-properties officeooo:paragraph-rsid="00bd7a7d"/>
    </style:style>
    <style:style style:name="P26" style:family="paragraph" style:parent-style-name="Text_20_body">
      <style:text-properties officeooo:rsid="00db1d6c" officeooo:paragraph-rsid="00db1d6c"/>
    </style:style>
    <style:style style:name="P27" style:family="paragraph" style:parent-style-name="Text_20_body">
      <style:text-properties officeooo:rsid="00db1d6c" officeooo:paragraph-rsid="00dc44d2"/>
    </style:style>
    <style:style style:name="P28" style:family="paragraph" style:parent-style-name="Text_20_body">
      <style:text-properties officeooo:paragraph-rsid="00dc44d2"/>
    </style:style>
    <style:style style:name="P29" style:family="paragraph" style:parent-style-name="Text_20_body">
      <style:text-properties officeooo:rsid="00dc44d2" officeooo:paragraph-rsid="00dc44d2"/>
    </style:style>
    <style:style style:name="P30" style:family="paragraph" style:parent-style-name="Text_20_body">
      <style:text-properties officeooo:rsid="00de3f59" officeooo:paragraph-rsid="00de3f59"/>
    </style:style>
    <style:style style:name="P31" style:family="paragraph" style:parent-style-name="Text_20_body">
      <style:text-properties officeooo:rsid="00e10a22" officeooo:paragraph-rsid="00e10a22"/>
    </style:style>
    <style:style style:name="P32" style:family="paragraph" style:parent-style-name="Text_20_body">
      <style:text-properties officeooo:rsid="00eb68ee" officeooo:paragraph-rsid="00eb68ee"/>
    </style:style>
    <style:style style:name="P33" style:family="paragraph" style:parent-style-name="Text_20_body">
      <style:text-properties officeooo:rsid="00f03bde" officeooo:paragraph-rsid="00f03bde"/>
    </style:style>
    <style:style style:name="P34" style:family="paragraph" style:parent-style-name="Text_20_body">
      <style:text-properties officeooo:rsid="00ec7542" officeooo:paragraph-rsid="00f5a21d"/>
    </style:style>
    <style:style style:name="P35" style:family="paragraph" style:parent-style-name="Text_20_body">
      <style:text-properties officeooo:rsid="00ee1668" officeooo:paragraph-rsid="00f2fcd8"/>
    </style:style>
    <style:style style:name="P36" style:family="paragraph" style:parent-style-name="Text_20_body">
      <style:text-properties officeooo:rsid="009e4298" officeooo:paragraph-rsid="009e4298"/>
    </style:style>
    <style:style style:name="P37" style:family="paragraph" style:parent-style-name="Text_20_body">
      <style:text-properties officeooo:rsid="00f5a21d" officeooo:paragraph-rsid="00f5a21d"/>
    </style:style>
    <style:style style:name="P38" style:family="paragraph" style:parent-style-name="Text_20_body">
      <style:text-properties officeooo:rsid="00ee9ca0" officeooo:paragraph-rsid="00f2fcd8"/>
    </style:style>
    <style:style style:name="P39" style:family="paragraph" style:parent-style-name="Text_20_body">
      <style:text-properties officeooo:rsid="00cea126" officeooo:paragraph-rsid="00cea126"/>
    </style:style>
    <style:style style:name="P40" style:family="paragraph" style:parent-style-name="Text_20_body">
      <style:text-properties officeooo:rsid="0089fddb" officeooo:paragraph-rsid="00fc1f1f"/>
    </style:style>
    <style:style style:name="P41" style:family="paragraph" style:parent-style-name="Text_20_body">
      <style:text-properties officeooo:rsid="00c0fdba" officeooo:paragraph-rsid="00fc1f1f"/>
    </style:style>
    <style:style style:name="P42" style:family="paragraph" style:parent-style-name="Text_20_body">
      <style:text-properties officeooo:rsid="00fd608c" officeooo:paragraph-rsid="00fd608c"/>
    </style:style>
    <style:style style:name="P43" style:family="paragraph" style:parent-style-name="Text_20_body">
      <style:text-properties officeooo:rsid="00f06db2" officeooo:paragraph-rsid="00f06db2"/>
    </style:style>
    <style:style style:name="P44" style:family="paragraph" style:parent-style-name="Text_20_body">
      <style:text-properties officeooo:rsid="01027c84" officeooo:paragraph-rsid="01027c84"/>
    </style:style>
    <style:style style:name="P45" style:family="paragraph" style:parent-style-name="Text_20_body">
      <style:text-properties officeooo:rsid="00e66bfc" officeooo:paragraph-rsid="00e66bfc"/>
    </style:style>
    <style:style style:name="P46" style:family="paragraph" style:parent-style-name="Text_20_body">
      <style:text-properties officeooo:paragraph-rsid="010431f6"/>
    </style:style>
    <style:style style:name="P47" style:family="paragraph" style:parent-style-name="Text_20_body">
      <style:text-properties officeooo:rsid="010af754" officeooo:paragraph-rsid="010af754"/>
    </style:style>
    <style:style style:name="P48" style:family="paragraph" style:parent-style-name="Text_20_body">
      <style:text-properties officeooo:rsid="010431f6" officeooo:paragraph-rsid="010431f6"/>
    </style:style>
    <style:style style:name="P49" style:family="paragraph" style:parent-style-name="Text_20_body">
      <style:text-properties officeooo:paragraph-rsid="010cc45d"/>
    </style:style>
    <style:style style:name="P50" style:family="paragraph" style:parent-style-name="Text_20_body">
      <style:text-properties style:use-window-font-color="true" loext:opacity="0%" style:font-name="Liberation Sans1" fo:font-size="12pt" fo:font-weight="normal" officeooo:rsid="010e5717" officeooo:paragraph-rsid="010e5717" style:font-name-asian="Noto Sans CJK SC Regular" style:font-size-asian="11.4499998092651pt" style:font-weight-asian="normal" style:font-name-complex="Noto Sans Devanagari" style:font-size-complex="13.0500001907349pt" style:font-weight-complex="normal"/>
    </style:style>
    <style:style style:name="P51" style:family="paragraph" style:parent-style-name="Text_20_body">
      <style:text-properties fo:color="#000000" loext:opacity="100%" style:font-name="Liberation Sans1" fo:font-size="12pt" fo:font-weight="normal" officeooo:rsid="010f4a36" officeooo:paragraph-rsid="010f4a36" style:font-name-asian="Noto Sans CJK SC Regular" style:font-size-asian="11.4499998092651pt" style:font-weight-asian="normal" style:font-name-complex="Noto Sans Devanagari" style:font-size-complex="13.0500001907349pt" style:font-weight-complex="normal"/>
    </style:style>
    <style:style style:name="P52" style:family="paragraph" style:parent-style-name="Text_20_body">
      <style:text-properties fo:color="#000000" loext:opacity="100%" style:font-name="Liberation Sans1" fo:font-size="12pt" fo:font-weight="normal" officeooo:rsid="010f4a36" officeooo:paragraph-rsid="010fd074" style:font-name-asian="Noto Sans CJK SC Regular" style:font-size-asian="11.4499998092651pt" style:font-weight-asian="normal" style:font-name-complex="Noto Sans Devanagari" style:font-size-complex="13.0500001907349pt" style:font-weight-complex="normal"/>
    </style:style>
    <style:style style:name="P53" style:family="paragraph" style:parent-style-name="Text_20_body">
      <style:text-properties fo:color="#000000" loext:opacity="100%" style:font-name="Liberation Sans1" fo:font-size="12pt" fo:font-weight="normal" officeooo:rsid="010f4a36" officeooo:paragraph-rsid="011105e1" style:font-name-asian="Noto Sans CJK SC Regular" style:font-size-asian="11.4499998092651pt" style:font-weight-asian="normal" style:font-name-complex="Noto Sans Devanagari" style:font-size-complex="13.0500001907349pt" style:font-weight-complex="normal"/>
    </style:style>
    <style:style style:name="P54" style:family="paragraph" style:parent-style-name="Text_20_body">
      <style:text-properties fo:color="#000000" loext:opacity="100%" style:font-name="Liberation Sans1" fo:font-size="12pt" fo:font-weight="normal" officeooo:rsid="010fd074" officeooo:paragraph-rsid="010fd074" style:font-name-asian="Noto Sans CJK SC Regular" style:font-size-asian="11.4499998092651pt" style:font-weight-asian="normal" style:font-name-complex="Noto Sans Devanagari" style:font-size-complex="13.0500001907349pt" style:font-weight-complex="normal"/>
    </style:style>
    <style:style style:name="P55" style:family="paragraph" style:parent-style-name="Text_20_body">
      <style:text-properties fo:color="#000000" loext:opacity="100%" style:font-name="Liberation Sans1" fo:font-size="12pt" fo:font-weight="normal" officeooo:rsid="010fd074" officeooo:paragraph-rsid="011105e1" style:font-name-asian="Noto Sans CJK SC Regular" style:font-size-asian="11.4499998092651pt" style:font-weight-asian="normal" style:font-name-complex="Noto Sans Devanagari" style:font-size-complex="13.0500001907349pt" style:font-weight-complex="normal"/>
    </style:style>
    <style:style style:name="P56" style:family="paragraph" style:parent-style-name="Text_20_body">
      <style:text-properties fo:color="#000000" loext:opacity="100%" style:font-name="Liberation Sans1" fo:font-size="12pt" fo:font-weight="normal" officeooo:rsid="011105e1" officeooo:paragraph-rsid="011105e1" style:font-name-asian="Noto Sans CJK SC Regular" style:font-size-asian="11.4499998092651pt" style:font-weight-asian="normal" style:font-name-complex="Noto Sans Devanagari" style:font-size-complex="13.0500001907349pt" style:font-weight-complex="normal"/>
    </style:style>
    <style:style style:name="P57" style:family="paragraph" style:parent-style-name="Text_20_body">
      <style:text-properties fo:color="#000000" loext:opacity="100%" style:font-name="Liberation Sans1" fo:font-size="12pt" fo:font-weight="normal" officeooo:rsid="0113980a" officeooo:paragraph-rsid="0113980a" style:font-name-asian="Noto Sans CJK SC Regular" style:font-size-asian="11.4499998092651pt" style:font-weight-asian="normal" style:font-name-complex="Noto Sans Devanagari" style:font-size-complex="13.0500001907349pt" style:font-weight-complex="normal"/>
    </style:style>
    <style:style style:name="P58" style:family="paragraph" style:parent-style-name="Text_20_body">
      <style:text-properties officeooo:paragraph-rsid="010fd074"/>
    </style:style>
    <style:style style:name="P59" style:family="paragraph" style:parent-style-name="Text_20_body">
      <style:text-properties officeooo:paragraph-rsid="00ff949c"/>
    </style:style>
    <style:style style:name="P60" style:family="paragraph" style:parent-style-name="Text_20_body">
      <style:text-properties officeooo:rsid="011ec003" officeooo:paragraph-rsid="011ec003"/>
    </style:style>
    <style:style style:name="P61" style:family="paragraph" style:parent-style-name="Text_20_body">
      <style:text-properties officeooo:rsid="01212315" officeooo:paragraph-rsid="01212315"/>
    </style:style>
    <style:style style:name="P62" style:family="paragraph" style:parent-style-name="Text_20_body">
      <style:text-properties officeooo:rsid="01291d62" officeooo:paragraph-rsid="01291d62"/>
    </style:style>
    <style:style style:name="P63" style:family="paragraph" style:parent-style-name="Text_20_body">
      <style:text-properties officeooo:rsid="012d9c7c" officeooo:paragraph-rsid="012d9c7c"/>
    </style:style>
    <style:style style:name="P64" style:family="paragraph" style:parent-style-name="Text_20_body">
      <style:text-properties officeooo:rsid="012f8d77" officeooo:paragraph-rsid="01310962"/>
    </style:style>
    <style:style style:name="P65" style:family="paragraph" style:parent-style-name="Text_20_body">
      <style:text-properties officeooo:paragraph-rsid="01303d81"/>
    </style:style>
    <style:style style:name="P66" style:family="paragraph" style:parent-style-name="Text_20_body">
      <style:text-properties officeooo:paragraph-rsid="01310962"/>
    </style:style>
    <style:style style:name="P67" style:family="paragraph" style:parent-style-name="Text_20_body">
      <style:text-properties officeooo:paragraph-rsid="0133bbb0"/>
    </style:style>
    <style:style style:name="P68" style:family="paragraph" style:parent-style-name="Text_20_body">
      <style:text-properties officeooo:rsid="0144f875" officeooo:paragraph-rsid="0144f875"/>
    </style:style>
    <style:style style:name="P69" style:family="paragraph" style:parent-style-name="Heading_20_1">
      <style:text-properties style:font-name="Liberation Sans1" fo:font-size="18.2000007629395pt" fo:font-weight="bold" officeooo:rsid="0084d6c2" officeooo:paragraph-rsid="0084d6c2" style:font-name-asian="Noto Sans CJK SC Regular" style:font-size-asian="18.2000007629395pt" style:font-weight-asian="bold" style:font-name-complex="Noto Sans Devanagari" style:font-size-complex="18.2000007629395pt" style:font-weight-complex="bold"/>
    </style:style>
    <style:style style:name="P70" style:family="paragraph" style:parent-style-name="Heading_20_1">
      <style:text-properties style:font-name="Liberation Sans1" fo:font-size="18.2000007629395pt" fo:font-weight="bold" officeooo:rsid="01210980" officeooo:paragraph-rsid="01210980" style:font-name-asian="Noto Sans CJK SC Regular" style:font-size-asian="18.2000007629395pt" style:font-weight-asian="bold" style:font-name-complex="Noto Sans Devanagari" style:font-size-complex="18.2000007629395pt" style:font-weight-complex="bold"/>
    </style:style>
    <style:style style:name="P71" style:family="paragraph" style:parent-style-name="Heading_20_2">
      <style:text-properties officeooo:paragraph-rsid="00462095"/>
    </style:style>
    <style:style style:name="P72" style:family="paragraph" style:parent-style-name="Heading_20_2">
      <style:text-properties officeooo:paragraph-rsid="00845659"/>
    </style:style>
    <style:style style:name="P73" style:family="paragraph" style:parent-style-name="Heading_20_2">
      <style:text-properties officeooo:rsid="004ce7cd" officeooo:paragraph-rsid="00820688"/>
    </style:style>
    <style:style style:name="P74" style:family="paragraph" style:parent-style-name="Heading_20_2">
      <style:text-properties officeooo:rsid="00ae3655" officeooo:paragraph-rsid="00fc1f1f"/>
    </style:style>
    <style:style style:name="P75" style:family="paragraph" style:parent-style-name="Heading_20_2">
      <style:text-properties officeooo:paragraph-rsid="010e5717"/>
    </style:style>
    <style:style style:name="P76" style:family="paragraph" style:parent-style-name="Heading_20_2">
      <style:text-properties officeooo:rsid="004ed617" officeooo:paragraph-rsid="00e8b553"/>
    </style:style>
    <style:style style:name="P77" style:family="paragraph" style:parent-style-name="Heading_20_2">
      <style:text-properties officeooo:paragraph-rsid="00f03bde"/>
    </style:style>
    <style:style style:name="P78" style:family="paragraph" style:parent-style-name="Heading_20_2">
      <style:text-properties officeooo:rsid="00ff949c" officeooo:paragraph-rsid="00ff949c"/>
    </style:style>
    <style:style style:name="P79" style:family="paragraph" style:parent-style-name="Heading_20_2">
      <style:text-properties officeooo:rsid="010cc45d" officeooo:paragraph-rsid="010cc45d"/>
    </style:style>
    <style:style style:name="P80" style:family="paragraph" style:parent-style-name="Heading_20_2">
      <style:text-properties officeooo:rsid="00e10a22" officeooo:paragraph-rsid="00e10a22"/>
    </style:style>
    <style:style style:name="P81" style:family="paragraph" style:parent-style-name="Heading_20_2">
      <style:text-properties officeooo:paragraph-rsid="01310962"/>
    </style:style>
    <style:style style:name="P82" style:family="paragraph" style:parent-style-name="Heading_20_2">
      <style:text-properties officeooo:rsid="00cea126" officeooo:paragraph-rsid="00cea126"/>
    </style:style>
    <style:style style:name="P83" style:family="paragraph" style:parent-style-name="Heading_20_2">
      <style:text-properties fo:color="#00599d" loext:opacity="100%" style:font-name="Liberation Sans1" fo:font-size="16.1000003814697pt" fo:font-weight="bold" officeooo:rsid="00fd608c" officeooo:paragraph-rsid="00fd608c" style:font-name-asian="Noto Sans CJK SC Regular" style:font-size-asian="16.1000003814697pt" style:font-weight-asian="bold" style:font-name-complex="Noto Sans Devanagari" style:font-size-complex="16.1000003814697pt" style:font-weight-complex="bold"/>
    </style:style>
    <style:style style:name="P84" style:family="paragraph" style:parent-style-name="Heading_20_2">
      <style:text-properties fo:color="#00599d" loext:opacity="100%" style:font-name="Liberation Sans1" fo:font-size="16.1000003814697pt" fo:font-weight="bold" officeooo:rsid="01411107" officeooo:paragraph-rsid="01411107" style:font-name-asian="Noto Sans CJK SC Regular" style:font-size-asian="16.1000003814697pt" style:font-weight-asian="bold" style:font-name-complex="Noto Sans Devanagari" style:font-size-complex="16.1000003814697pt" style:font-weight-complex="bold"/>
    </style:style>
    <style:style style:name="P85" style:family="paragraph" style:parent-style-name="Heading_20_2">
      <style:text-properties fo:color="#00599d" loext:opacity="100%" style:font-name="Liberation Sans1" fo:font-size="16.1000003814697pt" fo:font-weight="bold" officeooo:rsid="015e5844" officeooo:paragraph-rsid="015e5844" style:font-name-asian="Noto Sans CJK SC Regular" style:font-size-asian="16.1000003814697pt" style:font-weight-asian="bold" style:font-name-complex="Noto Sans Devanagari" style:font-size-complex="16.1000003814697pt" style:font-weight-complex="bold"/>
    </style:style>
    <style:style style:name="P86" style:family="paragraph" style:parent-style-name="Heading_20_2">
      <style:text-properties officeooo:rsid="00952caa" officeooo:paragraph-rsid="00952caa"/>
    </style:style>
    <style:style style:name="P87" style:family="paragraph" style:parent-style-name="Heading_20_2">
      <style:text-properties officeooo:paragraph-rsid="0144f875"/>
    </style:style>
    <style:style style:name="P88" style:family="paragraph" style:parent-style-name="Heading_20_2">
      <style:text-properties officeooo:paragraph-rsid="01483649"/>
    </style:style>
    <style:style style:name="P89" style:family="paragraph" style:parent-style-name="Heading_20_2">
      <style:text-properties style:font-name="Liberation Sans" fo:font-style="normal" officeooo:rsid="00ae3655" officeooo:paragraph-rsid="00c0fdba" style:font-style-asian="normal" style:font-style-complex="normal"/>
    </style:style>
    <style:style style:name="P90" style:family="paragraph" style:parent-style-name="Heading_20_2">
      <style:text-properties style:font-name="Liberation Sans" fo:font-style="normal" officeooo:rsid="00ae5d7a" officeooo:paragraph-rsid="00ae3655" style:font-style-asian="normal" style:font-style-complex="normal"/>
    </style:style>
    <style:style style:name="P91" style:family="paragraph" style:parent-style-name="Heading_20_2">
      <style:text-properties officeooo:paragraph-rsid="00a69d46"/>
    </style:style>
    <style:style style:name="P92" style:family="paragraph" style:parent-style-name="Heading_20_2">
      <style:text-properties officeooo:rsid="004c4326" officeooo:paragraph-rsid="0047aff7"/>
    </style:style>
    <style:style style:name="P93" style:family="paragraph" style:parent-style-name="Heading_20_2">
      <style:text-properties officeooo:rsid="00645bc3" officeooo:paragraph-rsid="00645bc3"/>
    </style:style>
    <style:style style:name="P94" style:family="paragraph" style:parent-style-name="Heading_20_2">
      <style:text-properties officeooo:rsid="0064e449" officeooo:paragraph-rsid="0064e449"/>
    </style:style>
    <style:style style:name="P95" style:family="paragraph" style:parent-style-name="Heading_20_2">
      <style:text-properties officeooo:paragraph-rsid="0067caac"/>
    </style:style>
    <style:style style:name="P96" style:family="paragraph" style:parent-style-name="Heading_20_2">
      <style:text-properties officeooo:rsid="015e5844" officeooo:paragraph-rsid="015e5844"/>
    </style:style>
    <style:style style:name="P97" style:family="paragraph" style:parent-style-name="Heading_20_2">
      <style:text-properties officeooo:rsid="0165a215" officeooo:paragraph-rsid="0165a215"/>
    </style:style>
    <style:style style:name="P98" style:family="paragraph" style:parent-style-name="Text_20_body" style:list-style-name="L1">
      <style:text-properties officeooo:rsid="00810be4" officeooo:paragraph-rsid="00810be4"/>
    </style:style>
    <style:style style:name="P99" style:family="paragraph" style:parent-style-name="Text_20_body" style:list-style-name="L1">
      <style:text-properties officeooo:rsid="00820688" officeooo:paragraph-rsid="00820688"/>
    </style:style>
    <style:style style:name="P100" style:family="paragraph" style:parent-style-name="Text_20_body" style:list-style-name="L1">
      <style:text-properties officeooo:rsid="00462095" officeooo:paragraph-rsid="00462095"/>
    </style:style>
    <style:style style:name="P101" style:family="paragraph" style:parent-style-name="Text_20_body" style:list-style-name="L1">
      <style:text-properties officeooo:rsid="00462095" officeooo:paragraph-rsid="00810be4"/>
    </style:style>
    <style:style style:name="P102" style:family="paragraph" style:parent-style-name="Text_20_body" style:list-style-name="L1">
      <style:text-properties officeooo:rsid="004997e6" officeooo:paragraph-rsid="004997e6"/>
    </style:style>
    <style:style style:name="P103" style:family="paragraph" style:parent-style-name="Text_20_body" style:list-style-name="L1">
      <style:text-properties officeooo:rsid="008efba7" officeooo:paragraph-rsid="0090ca97"/>
    </style:style>
    <style:style style:name="P104" style:family="paragraph" style:parent-style-name="Text_20_body" style:list-style-name="L1">
      <style:text-properties officeooo:rsid="0090ca97" officeooo:paragraph-rsid="0090ca97"/>
    </style:style>
    <style:style style:name="P105" style:family="paragraph" style:parent-style-name="Text_20_body" style:list-style-name="L2">
      <style:text-properties officeooo:rsid="0092432f" officeooo:paragraph-rsid="0092432f"/>
    </style:style>
    <style:style style:name="P106" style:family="paragraph" style:parent-style-name="Text_20_body" style:list-style-name="L2">
      <style:text-properties officeooo:rsid="0092432f" officeooo:paragraph-rsid="00b33638"/>
    </style:style>
    <style:style style:name="P107" style:family="paragraph" style:parent-style-name="Text_20_body" style:list-style-name="L2">
      <style:text-properties officeooo:rsid="0092555f" officeooo:paragraph-rsid="0092555f"/>
    </style:style>
    <style:style style:name="P108" style:family="paragraph" style:parent-style-name="Text_20_body" style:list-style-name="L2">
      <style:text-properties officeooo:rsid="00852530" officeooo:paragraph-rsid="00852530"/>
    </style:style>
    <style:style style:name="P109" style:family="paragraph" style:parent-style-name="Text_20_body" style:list-style-name="L2">
      <style:text-properties officeooo:rsid="00852530" officeooo:paragraph-rsid="00b4ca58"/>
    </style:style>
    <style:style style:name="P110" style:family="paragraph" style:parent-style-name="Text_20_body" style:list-style-name="L2">
      <style:text-properties officeooo:rsid="00b33638" officeooo:paragraph-rsid="00b33638"/>
    </style:style>
    <style:style style:name="P111" style:family="paragraph" style:parent-style-name="Text_20_body" style:list-style-name="L2">
      <style:text-properties officeooo:rsid="00952caa" officeooo:paragraph-rsid="00952caa"/>
    </style:style>
    <style:style style:name="P112" style:family="paragraph" style:parent-style-name="Text_20_body" style:list-style-name="L2">
      <style:text-properties officeooo:rsid="00b4ca58" officeooo:paragraph-rsid="00b5db07"/>
    </style:style>
    <style:style style:name="P113" style:family="paragraph" style:parent-style-name="Text_20_body" style:list-style-name="L3">
      <style:text-properties officeooo:rsid="009e4298" officeooo:paragraph-rsid="00bd7a7d"/>
    </style:style>
    <style:style style:name="P114" style:family="paragraph" style:parent-style-name="Text_20_body" style:list-style-name="L3">
      <style:text-properties officeooo:rsid="00d8c7ce" officeooo:paragraph-rsid="00d8c7ce"/>
    </style:style>
    <style:style style:name="P115" style:family="paragraph" style:parent-style-name="Text_20_body" style:list-style-name="L5">
      <style:text-properties officeooo:rsid="00d8c7ce" officeooo:paragraph-rsid="00d8c7ce"/>
    </style:style>
    <style:style style:name="P116" style:family="paragraph" style:parent-style-name="Text_20_body" style:list-style-name="L4">
      <style:text-properties officeooo:rsid="00bd7a7d" officeooo:paragraph-rsid="00bd7a7d"/>
    </style:style>
    <style:style style:name="P117" style:family="paragraph" style:parent-style-name="Text_20_body" style:list-style-name="L4">
      <style:text-properties officeooo:rsid="00be2f0b" officeooo:paragraph-rsid="00be2f0b"/>
    </style:style>
    <style:style style:name="P118" style:family="paragraph" style:parent-style-name="Text_20_body" style:list-style-name="L5">
      <style:text-properties officeooo:rsid="00d26d2e" officeooo:paragraph-rsid="00d26d2e"/>
    </style:style>
    <style:style style:name="P119" style:family="paragraph" style:parent-style-name="Text_20_body" style:list-style-name="L5">
      <style:text-properties officeooo:rsid="00d72edc" officeooo:paragraph-rsid="00d72edc"/>
    </style:style>
    <style:style style:name="P120" style:family="paragraph" style:parent-style-name="Text_20_body" style:list-style-name="L6">
      <style:text-properties style:font-name="Liberation Sans" fo:font-style="normal" officeooo:rsid="00acb891" officeooo:paragraph-rsid="00fc1f1f" style:font-style-asian="normal" style:font-style-complex="normal"/>
    </style:style>
    <style:style style:name="P121" style:family="paragraph" style:parent-style-name="Text_20_body" style:list-style-name="L7">
      <style:text-properties style:font-name="Liberation Sans" fo:font-style="normal" officeooo:rsid="00fc1f1f" officeooo:paragraph-rsid="00fc1f1f" style:font-style-asian="normal" style:font-style-complex="normal"/>
    </style:style>
    <style:style style:name="P122" style:family="paragraph" style:parent-style-name="Text_20_body" style:list-style-name="L22">
      <style:text-properties style:font-name="Liberation Sans" fo:font-style="normal" officeooo:rsid="00ab8d68" officeooo:paragraph-rsid="00ab8d68" style:font-style-asian="normal" style:font-style-complex="normal"/>
    </style:style>
    <style:style style:name="P123" style:family="paragraph" style:parent-style-name="Text_20_body" style:list-style-name="L14">
      <style:text-properties style:font-name="Liberation Sans" officeooo:rsid="01303d81" officeooo:paragraph-rsid="01303d81"/>
    </style:style>
    <style:style style:name="P124" style:family="paragraph" style:parent-style-name="Text_20_body" style:list-style-name="L14">
      <style:text-properties style:font-name="Liberation Sans" officeooo:rsid="01308137" officeooo:paragraph-rsid="01308137"/>
    </style:style>
    <style:style style:name="P125" style:family="paragraph" style:parent-style-name="Text_20_body" style:list-style-name="L8">
      <style:text-properties officeooo:paragraph-rsid="010ecd6d"/>
    </style:style>
    <style:style style:name="P126" style:family="paragraph" style:parent-style-name="Text_20_body" style:list-style-name="L9">
      <style:text-properties officeooo:rsid="0084d6c2" officeooo:paragraph-rsid="00eb68ee"/>
    </style:style>
    <style:style style:name="P127" style:family="paragraph" style:parent-style-name="Text_20_body" style:list-style-name="L9">
      <style:text-properties officeooo:rsid="00eb68ee" officeooo:paragraph-rsid="00eb68ee"/>
    </style:style>
    <style:style style:name="P128" style:family="paragraph" style:parent-style-name="Text_20_body" style:list-style-name="L9">
      <style:text-properties officeooo:rsid="00ec7542" officeooo:paragraph-rsid="00ec7542"/>
    </style:style>
    <style:style style:name="P129" style:family="paragraph" style:parent-style-name="Text_20_body" style:list-style-name="L11">
      <style:text-properties officeooo:rsid="00ec7542" officeooo:paragraph-rsid="00ec7542"/>
    </style:style>
    <style:style style:name="P130" style:family="paragraph" style:parent-style-name="Text_20_body" style:list-style-name="L10"/>
    <style:style style:name="P131" style:family="paragraph" style:parent-style-name="Text_20_body" style:list-style-name="L10">
      <style:text-properties officeooo:rsid="00f5a21d" officeooo:paragraph-rsid="00f5a21d"/>
    </style:style>
    <style:style style:name="P132" style:family="paragraph" style:parent-style-name="Text_20_body" style:list-style-name="L10">
      <style:text-properties officeooo:rsid="00f84234" officeooo:paragraph-rsid="00f84234"/>
    </style:style>
    <style:style style:name="P133" style:family="paragraph" style:parent-style-name="Text_20_body" style:list-style-name="L11">
      <style:text-properties officeooo:rsid="00ff42b2" officeooo:paragraph-rsid="00ff42b2"/>
    </style:style>
    <style:style style:name="P134" style:family="paragraph" style:parent-style-name="Text_20_body" style:list-style-name="L12">
      <style:text-properties officeooo:rsid="00f2fcd8" officeooo:paragraph-rsid="00f2fcd8"/>
    </style:style>
    <style:style style:name="P135" style:family="paragraph" style:parent-style-name="Text_20_body" style:list-style-name="L13">
      <style:text-properties officeooo:rsid="00f03bde" officeooo:paragraph-rsid="00f03bde"/>
    </style:style>
    <style:style style:name="P136" style:family="paragraph" style:parent-style-name="Text_20_body" style:list-style-name="L15">
      <style:text-properties officeooo:rsid="00e2aa4b" officeooo:paragraph-rsid="00e2aa4b"/>
    </style:style>
    <style:style style:name="P137" style:family="paragraph" style:parent-style-name="Text_20_body" style:list-style-name="L15">
      <style:text-properties officeooo:rsid="00e4507a" officeooo:paragraph-rsid="00e4507a"/>
    </style:style>
    <style:style style:name="P138" style:family="paragraph" style:parent-style-name="Text_20_body" style:list-style-name="L16">
      <style:text-properties officeooo:rsid="01041fe8" officeooo:paragraph-rsid="01041fe8"/>
    </style:style>
    <style:style style:name="P139" style:family="paragraph" style:parent-style-name="Text_20_body" style:list-style-name="L17">
      <style:text-properties officeooo:rsid="010431f6" officeooo:paragraph-rsid="010431f6"/>
    </style:style>
    <style:style style:name="P140" style:family="paragraph" style:parent-style-name="Text_20_body" style:list-style-name="L18">
      <style:text-properties officeooo:rsid="01027c84" officeooo:paragraph-rsid="01027c84"/>
    </style:style>
    <style:style style:name="P141" style:family="paragraph" style:parent-style-name="Text_20_body">
      <style:text-properties officeooo:rsid="01411107" officeooo:paragraph-rsid="01411107"/>
    </style:style>
    <style:style style:name="P142" style:family="paragraph" style:parent-style-name="Text_20_body" style:list-style-name="L19">
      <style:text-properties officeooo:rsid="01411107" officeooo:paragraph-rsid="01411107"/>
    </style:style>
    <style:style style:name="P143" style:family="paragraph" style:parent-style-name="Text_20_body" style:list-style-name="L20">
      <style:text-properties officeooo:paragraph-rsid="0145009d"/>
    </style:style>
    <style:style style:name="P144" style:family="paragraph" style:parent-style-name="Text_20_body" style:list-style-name="L20">
      <style:text-properties officeooo:rsid="0145009d" officeooo:paragraph-rsid="0145009d"/>
    </style:style>
    <style:style style:name="P145" style:family="paragraph" style:parent-style-name="Text_20_body" style:list-style-name="L20">
      <style:text-properties officeooo:rsid="0147cf9c" officeooo:paragraph-rsid="0147cf9c"/>
    </style:style>
    <style:style style:name="P146" style:family="paragraph" style:parent-style-name="Text_20_body" style:list-style-name="L20">
      <style:text-properties officeooo:rsid="014ae208" officeooo:paragraph-rsid="014ae208"/>
    </style:style>
    <style:style style:name="P147" style:family="paragraph" style:parent-style-name="Text_20_body" style:list-style-name="L20">
      <style:text-properties officeooo:rsid="014d0fec" officeooo:paragraph-rsid="014d0fec"/>
    </style:style>
    <style:style style:name="P148" style:family="paragraph" style:parent-style-name="Text_20_body" style:list-style-name="L20">
      <style:text-properties officeooo:rsid="014d0fec" officeooo:paragraph-rsid="015d2afb"/>
    </style:style>
    <style:style style:name="P149" style:family="paragraph" style:parent-style-name="Text_20_body" style:list-style-name="L20">
      <style:text-properties officeooo:rsid="014fc38b" officeooo:paragraph-rsid="014fc38b"/>
    </style:style>
    <style:style style:name="P150" style:family="paragraph" style:parent-style-name="Text_20_body" style:list-style-name="L20">
      <style:text-properties officeooo:rsid="014b86f2" officeooo:paragraph-rsid="014b86f2"/>
    </style:style>
    <style:style style:name="P151" style:family="paragraph" style:parent-style-name="Text_20_body" style:list-style-name="L20">
      <style:text-properties officeooo:rsid="014de210" officeooo:paragraph-rsid="014de210"/>
    </style:style>
    <style:style style:name="P152" style:family="paragraph" style:parent-style-name="Text_20_body" style:list-style-name="L21">
      <style:text-properties officeooo:paragraph-rsid="00a94aec"/>
    </style:style>
    <style:style style:name="P153" style:family="paragraph" style:parent-style-name="Text_20_body" style:list-style-name="L21">
      <style:text-properties fo:font-style="normal" officeooo:rsid="00a75bcb" officeooo:paragraph-rsid="00a94aec" style:font-style-asian="normal" style:font-style-complex="normal"/>
    </style:style>
    <style:style style:name="P154" style:family="paragraph" style:parent-style-name="Text_20_body" style:list-style-name="L21">
      <style:text-properties fo:font-style="normal" officeooo:rsid="00a94aec" officeooo:paragraph-rsid="00a94aec" style:font-style-asian="normal" style:font-style-complex="normal"/>
    </style:style>
    <style:style style:name="P155" style:family="paragraph" style:parent-style-name="Text_20_body" style:list-style-name="L21">
      <style:text-properties fo:font-style="normal" officeooo:rsid="00a9a94d" officeooo:paragraph-rsid="00a9a94d" style:font-style-asian="normal" style:font-style-complex="normal"/>
    </style:style>
    <style:style style:name="P156" style:family="paragraph" style:parent-style-name="Text_20_body" style:list-style-name="L22">
      <style:text-properties officeooo:rsid="00ab8d68" officeooo:paragraph-rsid="00ab8d68"/>
    </style:style>
    <style:style style:name="P157" style:family="paragraph" style:parent-style-name="Text_20_body" style:list-style-name="L23">
      <style:text-properties officeooo:rsid="00af9db8" officeooo:paragraph-rsid="00af9db8"/>
    </style:style>
    <style:style style:name="P158" style:family="paragraph" style:parent-style-name="Text_20_body" style:list-style-name="L23">
      <style:text-properties officeooo:rsid="00af7fc2" officeooo:paragraph-rsid="00af7fc2"/>
    </style:style>
    <style:style style:name="P159" style:family="paragraph" style:parent-style-name="Text_20_body" style:list-style-name="L23">
      <style:text-properties officeooo:rsid="00af7fc2" officeooo:paragraph-rsid="00af9db8"/>
    </style:style>
    <style:style style:name="P160" style:family="paragraph" style:parent-style-name="Text_20_body" style:list-style-name="L23">
      <style:text-properties officeooo:rsid="00b0197b" officeooo:paragraph-rsid="00b0197b"/>
    </style:style>
    <style:style style:name="P161" style:family="paragraph" style:parent-style-name="Text_20_body" style:list-style-name="L24">
      <style:text-properties officeooo:rsid="00645bc3" officeooo:paragraph-rsid="00645bc3"/>
    </style:style>
    <style:style style:name="P162" style:family="paragraph" style:parent-style-name="Text_20_body" style:list-style-name="L25">
      <style:text-properties officeooo:paragraph-rsid="0071c8e6"/>
    </style:style>
    <style:style style:name="P163" style:family="paragraph" style:parent-style-name="Text_20_body" style:list-style-name="L25">
      <style:text-properties officeooo:rsid="00656d45" officeooo:paragraph-rsid="0071c8e6"/>
    </style:style>
    <style:style style:name="P164" style:family="paragraph" style:parent-style-name="Text_20_body" style:list-style-name="L26">
      <style:text-properties officeooo:rsid="008072f9" officeooo:paragraph-rsid="008072f9"/>
    </style:style>
    <style:style style:name="P165" style:family="paragraph" style:parent-style-name="Text_20_body" style:list-style-name="L27">
      <style:text-properties officeooo:rsid="00785193" officeooo:paragraph-rsid="00785193"/>
    </style:style>
    <style:style style:name="P166" style:family="paragraph" style:parent-style-name="Text_20_body" style:list-style-name="L20">
      <style:text-properties officeooo:rsid="015483b8" officeooo:paragraph-rsid="015bc8ec"/>
    </style:style>
    <style:style style:name="P167" style:family="paragraph" style:parent-style-name="Text_20_body" style:list-style-name="L19">
      <style:text-properties officeooo:rsid="015483b8" officeooo:paragraph-rsid="015bc8ec"/>
    </style:style>
    <style:style style:name="P168" style:family="paragraph" style:parent-style-name="Text_20_body" style:list-style-name="L20">
      <style:text-properties officeooo:rsid="0154be4e" officeooo:paragraph-rsid="015bc8ec"/>
    </style:style>
    <style:style style:name="P169" style:family="paragraph" style:parent-style-name="Text_20_body" style:list-style-name="L20">
      <style:text-properties officeooo:rsid="0154be4e" officeooo:paragraph-rsid="015d2afb"/>
    </style:style>
    <style:style style:name="P170" style:family="paragraph" style:parent-style-name="Text_20_body" style:list-style-name="L20">
      <style:text-properties officeooo:rsid="015bc8ec" officeooo:paragraph-rsid="015bc8ec"/>
    </style:style>
    <style:style style:name="P171" style:family="paragraph" style:parent-style-name="Text_20_body">
      <style:text-properties officeooo:rsid="0122a059" officeooo:paragraph-rsid="0122a059"/>
    </style:style>
    <style:style style:name="P172" style:family="paragraph" style:parent-style-name="Text_20_body">
      <style:text-properties officeooo:rsid="015e5844" officeooo:paragraph-rsid="015e5844"/>
    </style:style>
    <style:style style:name="P173" style:family="paragraph" style:parent-style-name="Text_20_body">
      <style:text-properties officeooo:rsid="01210980" officeooo:paragraph-rsid="015e5844"/>
    </style:style>
    <style:style style:name="P174" style:family="paragraph" style:parent-style-name="Text_20_body" style:list-style-name="L28">
      <style:text-properties officeooo:rsid="01621dd1" officeooo:paragraph-rsid="01621dd1"/>
    </style:style>
    <style:style style:name="P175" style:family="paragraph" style:parent-style-name="Text_20_body" style:list-style-name="L28">
      <style:text-properties officeooo:paragraph-rsid="01621dd1"/>
    </style:style>
    <style:style style:name="P176" style:family="paragraph" style:parent-style-name="Text_20_body" style:list-style-name="L28">
      <style:text-properties officeooo:rsid="0163dd04" officeooo:paragraph-rsid="0163dd04"/>
    </style:style>
    <style:style style:name="P177" style:family="paragraph" style:parent-style-name="Text_20_body">
      <style:text-properties officeooo:rsid="01642a7e" officeooo:paragraph-rsid="01642a7e"/>
    </style:style>
    <style:style style:name="P178" style:family="paragraph" style:parent-style-name="Text_20_body">
      <style:text-properties officeooo:paragraph-rsid="01642a7e"/>
    </style:style>
    <style:style style:name="P179" style:family="paragraph" style:parent-style-name="Text_20_body">
      <style:text-properties officeooo:rsid="0165a215" officeooo:paragraph-rsid="0165a215"/>
    </style:style>
    <style:style style:name="P180" style:family="paragraph" style:parent-style-name="Text_20_body" style:list-style-name="L29">
      <style:text-properties officeooo:rsid="0165a215" officeooo:paragraph-rsid="0165a215"/>
    </style:style>
    <style:style style:name="P181" style:family="paragraph" style:parent-style-name="Text_20_body">
      <style:text-properties officeooo:rsid="0165c191" officeooo:paragraph-rsid="0165c191"/>
    </style:style>
    <style:style style:name="T1" style:family="text">
      <style:text-properties officeooo:rsid="0064e449"/>
    </style:style>
    <style:style style:name="T2" style:family="text">
      <style:text-properties officeooo:rsid="0067caac"/>
    </style:style>
    <style:style style:name="T3" style:family="text">
      <style:text-properties fo:color="#00599d" loext:opacity="100%" style:font-name="Liberation Sans1" fo:font-size="16.1000003814697pt" fo:font-weight="bold" officeooo:rsid="005c56c5" style:font-name-asian="Noto Sans CJK SC Regular" style:font-size-asian="16.1000003814697pt" style:font-weight-asian="bold" style:font-name-complex="Noto Sans Devanagari" style:font-size-complex="16.1000003814697pt" style:font-weight-complex="bold"/>
    </style:style>
    <style:style style:name="T4" style:family="text">
      <style:text-properties fo:color="#00599d" loext:opacity="100%" style:font-name="Liberation Sans1" fo:font-size="16.1000003814697pt" fo:font-weight="bold" officeooo:rsid="0067caac" style:font-name-asian="Noto Sans CJK SC Regular" style:font-size-asian="16.1000003814697pt" style:font-weight-asian="bold" style:font-name-complex="Noto Sans Devanagari" style:font-size-complex="16.1000003814697pt" style:font-weight-complex="bold"/>
    </style:style>
    <style:style style:name="T5" style:family="text">
      <style:text-properties fo:color="#00599d" loext:opacity="100%" style:font-name="Liberation Sans1" fo:font-size="16.1000003814697pt" fo:font-weight="bold" officeooo:rsid="004ce7cd" style:font-name-asian="Noto Sans CJK SC Regular" style:font-size-asian="16.1000003814697pt" style:font-weight-asian="bold" style:font-name-complex="Noto Sans Devanagari" style:font-size-complex="16.1000003814697pt" style:font-weight-complex="bold"/>
    </style:style>
    <style:style style:name="T6" style:family="text">
      <style:text-properties fo:color="#00599d" loext:opacity="100%" style:font-name="Liberation Sans1" fo:font-size="16.1000003814697pt" fo:font-weight="bold" officeooo:rsid="00845659" style:font-name-asian="Noto Sans CJK SC Regular" style:font-size-asian="16.1000003814697pt" style:font-weight-asian="bold" style:font-name-complex="Noto Sans Devanagari" style:font-size-complex="16.1000003814697pt" style:font-weight-complex="bold"/>
    </style:style>
    <style:style style:name="T7" style:family="text">
      <style:text-properties fo:color="#00599d" loext:opacity="100%" style:font-name="Liberation Sans1" fo:font-size="16.1000003814697pt" fo:font-weight="bold" officeooo:rsid="00462095" style:font-name-asian="Noto Sans CJK SC Regular" style:font-size-asian="16.1000003814697pt" style:font-weight-asian="bold" style:font-name-complex="Noto Sans Devanagari" style:font-size-complex="16.1000003814697pt" style:font-weight-complex="bold"/>
    </style:style>
    <style:style style:name="T8" style:family="text">
      <style:text-properties fo:color="#00599d" loext:opacity="100%" style:font-name="Liberation Sans1" fo:font-size="16.1000003814697pt" fo:font-weight="bold" officeooo:rsid="0084d6c2" style:font-name-asian="Noto Sans CJK SC Regular" style:font-size-asian="16.1000003814697pt" style:font-weight-asian="bold" style:font-name-complex="Noto Sans Devanagari" style:font-size-complex="16.1000003814697pt" style:font-weight-complex="bold"/>
    </style:style>
    <style:style style:name="T9" style:family="text">
      <style:text-properties fo:color="#00599d" loext:opacity="100%" style:font-name="Liberation Sans1" fo:font-size="16.1000003814697pt" fo:font-weight="bold" officeooo:rsid="00939dbd" style:font-name-asian="Noto Sans CJK SC Regular" style:font-size-asian="16.1000003814697pt" style:font-weight-asian="bold" style:font-name-complex="Noto Sans Devanagari" style:font-size-complex="16.1000003814697pt" style:font-weight-complex="bold"/>
    </style:style>
    <style:style style:name="T10" style:family="text">
      <style:text-properties fo:color="#00599d" loext:opacity="100%" style:font-name="Liberation Sans1" fo:font-size="16.1000003814697pt" fo:font-weight="bold" officeooo:rsid="00a69d46" style:font-name-asian="Noto Sans CJK SC Regular" style:font-size-asian="16.1000003814697pt" style:font-weight-asian="bold" style:font-name-complex="Noto Sans Devanagari" style:font-size-complex="16.1000003814697pt" style:font-weight-complex="bold"/>
    </style:style>
    <style:style style:name="T11" style:family="text">
      <style:text-properties fo:color="#00599d" loext:opacity="100%" style:font-name="Liberation Sans1" fo:font-size="16.1000003814697pt" fo:font-weight="bold" officeooo:rsid="00ff949c" style:font-name-asian="Noto Sans CJK SC Regular" style:font-size-asian="16.1000003814697pt" style:font-weight-asian="bold" style:font-name-complex="Noto Sans Devanagari" style:font-size-complex="16.1000003814697pt" style:font-weight-complex="bold"/>
    </style:style>
    <style:style style:name="T12" style:family="text">
      <style:text-properties fo:color="#00599d" loext:opacity="100%" style:font-name="Liberation Sans1" fo:font-size="16.1000003814697pt" fo:font-weight="bold" officeooo:rsid="010e5717" style:font-name-asian="Noto Sans CJK SC Regular" style:font-size-asian="16.1000003814697pt" style:font-weight-asian="bold" style:font-name-complex="Noto Sans Devanagari" style:font-size-complex="16.1000003814697pt" style:font-weight-complex="bold"/>
    </style:style>
    <style:style style:name="T13" style:family="text">
      <style:text-properties fo:color="#00599d" loext:opacity="100%" style:font-name="Liberation Sans1" fo:font-size="16.1000003814697pt" fo:font-weight="bold" officeooo:rsid="01310962" style:font-name-asian="Noto Sans CJK SC Regular" style:font-size-asian="16.1000003814697pt" style:font-weight-asian="bold" style:font-name-complex="Noto Sans Devanagari" style:font-size-complex="16.1000003814697pt" style:font-weight-complex="bold"/>
    </style:style>
    <style:style style:name="T14" style:family="text">
      <style:text-properties fo:color="#00599d" loext:opacity="100%" style:font-name="Liberation Sans1" fo:font-size="16.1000003814697pt" fo:font-weight="bold" officeooo:rsid="01411107" style:font-name-asian="Noto Sans CJK SC Regular" style:font-size-asian="16.1000003814697pt" style:font-weight-asian="bold" style:font-name-complex="Noto Sans Devanagari" style:font-size-complex="16.1000003814697pt" style:font-weight-complex="bold"/>
    </style:style>
    <style:style style:name="T15" style:family="text">
      <style:text-properties fo:color="#00599d" loext:opacity="100%" style:font-name="Liberation Sans1" fo:font-size="16.1000003814697pt" fo:font-weight="bold" officeooo:rsid="0144f875" style:font-name-asian="Noto Sans CJK SC Regular" style:font-size-asian="16.1000003814697pt" style:font-weight-asian="bold" style:font-name-complex="Noto Sans Devanagari" style:font-size-complex="16.1000003814697pt" style:font-weight-complex="bold"/>
    </style:style>
    <style:style style:name="T16" style:family="text">
      <style:text-properties fo:color="#00599d" loext:opacity="100%" style:font-name="Liberation Sans1" fo:font-size="16.1000003814697pt" fo:font-weight="bold" officeooo:rsid="01490c9d" style:font-name-asian="Noto Sans CJK SC Regular" style:font-size-asian="16.1000003814697pt" style:font-weight-asian="bold" style:font-name-complex="Noto Sans Devanagari" style:font-size-complex="16.1000003814697pt" style:font-weight-complex="bold"/>
    </style:style>
    <style:style style:name="T17" style:family="text">
      <style:text-properties fo:color="#00599d" loext:opacity="100%" style:font-name="Liberation Sans1" fo:font-size="16.1000003814697pt" fo:font-weight="bold" officeooo:rsid="014ae208" style:font-name-asian="Noto Sans CJK SC Regular" style:font-size-asian="16.1000003814697pt" style:font-weight-asian="bold" style:font-name-complex="Noto Sans Devanagari" style:font-size-complex="16.1000003814697pt" style:font-weight-complex="bold"/>
    </style:style>
    <style:style style:name="T18" style:family="text">
      <style:text-properties officeooo:rsid="0071c8e6"/>
    </style:style>
    <style:style style:name="T19" style:family="text">
      <style:text-properties officeooo:rsid="00758de1"/>
    </style:style>
    <style:style style:name="T20" style:family="text">
      <style:text-properties officeooo:rsid="0076d54e"/>
    </style:style>
    <style:style style:name="T21" style:family="text">
      <style:text-properties officeooo:rsid="00785193"/>
    </style:style>
    <style:style style:name="T22" style:family="text">
      <style:text-properties officeooo:rsid="007939b3"/>
    </style:style>
    <style:style style:name="T23" style:family="text">
      <style:text-properties officeooo:rsid="007a3ef8"/>
    </style:style>
    <style:style style:name="T24" style:family="text">
      <style:text-properties officeooo:rsid="00810be4"/>
    </style:style>
    <style:style style:name="T25" style:family="text">
      <style:text-properties officeooo:rsid="00820688"/>
    </style:style>
    <style:style style:name="T26" style:family="text">
      <style:text-properties officeooo:rsid="00845659"/>
    </style:style>
    <style:style style:name="T27" style:family="text">
      <style:text-properties officeooo:rsid="008efba7"/>
    </style:style>
    <style:style style:name="T28" style:family="text">
      <style:text-properties officeooo:rsid="00939dbd"/>
    </style:style>
    <style:style style:name="T29" style:family="text">
      <style:text-properties officeooo:rsid="009a9a67"/>
    </style:style>
    <style:style style:name="T30" style:family="text">
      <style:text-properties officeooo:rsid="009e4298"/>
    </style:style>
    <style:style style:name="T31" style:family="text">
      <style:text-properties officeooo:rsid="00a632af"/>
    </style:style>
    <style:style style:name="T32" style:family="text">
      <style:text-properties officeooo:rsid="00a69d46"/>
    </style:style>
    <style:style style:name="T33" style:family="text">
      <style:text-properties fo:font-style="normal" style:font-style-asian="normal" style:font-style-complex="normal"/>
    </style:style>
    <style:style style:name="T34" style:family="text">
      <style:text-properties fo:font-style="normal" officeooo:rsid="00a75bcb" style:font-style-asian="normal" style:font-style-complex="normal"/>
    </style:style>
    <style:style style:name="T35" style:family="text">
      <style:text-properties fo:font-style="normal" officeooo:rsid="00a84a6c" style:font-style-asian="normal" style:font-style-complex="normal"/>
    </style:style>
    <style:style style:name="T36" style:family="text">
      <style:text-properties fo:font-style="normal" officeooo:rsid="00a8cc56" style:font-style-asian="normal" style:font-style-complex="normal"/>
    </style:style>
    <style:style style:name="T37" style:family="text">
      <style:text-properties fo:font-style="normal" officeooo:rsid="00a69d46" style:font-style-asian="normal" style:font-style-complex="normal"/>
    </style:style>
    <style:style style:name="T38" style:family="text">
      <style:text-properties fo:font-style="normal" officeooo:rsid="00a94aec" style:font-style-asian="normal" style:font-style-complex="normal"/>
    </style:style>
    <style:style style:name="T39" style:family="text">
      <style:text-properties fo:font-style="normal" officeooo:rsid="0133bbb0" style:font-style-asian="normal" style:font-style-complex="normal"/>
    </style:style>
    <style:style style:name="T40" style:family="text">
      <style:text-properties fo:color="#c9211e" loext:opacity="100%" fo:font-style="italic" officeooo:rsid="00a69d46" style:font-style-asian="italic" style:font-style-complex="italic"/>
    </style:style>
    <style:style style:name="T41" style:family="text">
      <style:text-properties fo:color="#c9211e" loext:opacity="100%" fo:font-style="italic" officeooo:rsid="00a8cc56" style:font-style-asian="italic" style:font-style-complex="italic"/>
    </style:style>
    <style:style style:name="T42" style:family="text">
      <style:text-properties style:font-name="Liberation Sans"/>
    </style:style>
    <style:style style:name="T43" style:family="text">
      <style:text-properties style:font-name="Liberation Sans" fo:font-style="normal" style:font-style-asian="normal" style:font-style-complex="normal"/>
    </style:style>
    <style:style style:name="T44" style:family="text">
      <style:text-properties style:font-name="Liberation Sans" fo:font-style="normal" officeooo:rsid="00a84a6c" style:font-style-asian="normal" style:font-style-complex="normal"/>
    </style:style>
    <style:style style:name="T45" style:family="text">
      <style:text-properties style:font-name="Liberation Sans" fo:font-style="normal" officeooo:rsid="00ae3655" style:font-style-asian="normal" style:font-style-complex="normal"/>
    </style:style>
    <style:style style:name="T46" style:family="text">
      <style:text-properties style:font-name="Liberation Sans" fo:font-style="normal" officeooo:rsid="00b1e99f" style:font-style-asian="normal" style:font-style-complex="normal"/>
    </style:style>
    <style:style style:name="T47" style:family="text">
      <style:text-properties style:font-name="Liberation Sans" fo:font-style="normal" officeooo:rsid="00fc1f1f" style:font-style-asian="normal" style:font-style-complex="normal"/>
    </style:style>
    <style:style style:name="T48" style:family="text">
      <style:text-properties style:font-name="Liberation Sans" fo:font-style="normal" officeooo:rsid="0133bbb0" style:font-style-asian="normal" style:font-style-complex="normal"/>
    </style:style>
    <style:style style:name="T49" style:family="text">
      <style:text-properties style:font-name="Liberation Sans" officeooo:rsid="012d9c7c"/>
    </style:style>
    <style:style style:name="T50" style:family="text">
      <style:text-properties style:font-name="Liberation Sans" officeooo:rsid="01291d62"/>
    </style:style>
    <style:style style:name="T51" style:family="text">
      <style:text-properties style:font-name="Liberation Sans" officeooo:rsid="012a948e"/>
    </style:style>
    <style:style style:name="T52" style:family="text">
      <style:text-properties style:font-name="Liberation Sans" officeooo:rsid="01303d81"/>
    </style:style>
    <style:style style:name="T53" style:family="text">
      <style:text-properties style:font-name="Liberation Sans" officeooo:rsid="01310962"/>
    </style:style>
    <style:style style:name="T54" style:family="text">
      <style:text-properties style:font-name="Liberation Sans" officeooo:rsid="0131bcbd"/>
    </style:style>
    <style:style style:name="T55" style:family="text">
      <style:text-properties officeooo:rsid="00af9db8"/>
    </style:style>
    <style:style style:name="T56" style:family="text">
      <style:text-properties officeooo:rsid="00b0d004"/>
    </style:style>
    <style:style style:name="T57" style:family="text">
      <style:text-properties officeooo:rsid="00b1e99f"/>
    </style:style>
    <style:style style:name="T58" style:family="text">
      <style:text-properties officeooo:rsid="00b33638"/>
    </style:style>
    <style:style style:name="T59" style:family="text">
      <style:text-properties officeooo:rsid="00b4ca58"/>
    </style:style>
    <style:style style:name="T60" style:family="text">
      <style:text-properties officeooo:rsid="00b5db07"/>
    </style:style>
    <style:style style:name="T61" style:family="text">
      <style:text-properties officeooo:rsid="00b75d17"/>
    </style:style>
    <style:style style:name="T62" style:family="text">
      <style:text-properties officeooo:rsid="00b79d7e"/>
    </style:style>
    <style:style style:name="T63" style:family="text">
      <style:text-properties officeooo:rsid="00b9bd75"/>
    </style:style>
    <style:style style:name="T64" style:family="text">
      <style:text-properties officeooo:rsid="00bd7a7d"/>
    </style:style>
    <style:style style:name="T65" style:family="text">
      <style:text-properties officeooo:rsid="00be2f0b"/>
    </style:style>
    <style:style style:name="T66" style:family="text">
      <style:text-properties officeooo:rsid="00cfff5b"/>
    </style:style>
    <style:style style:name="T67" style:family="text">
      <style:text-properties fo:font-style="italic" fo:font-weight="bold" officeooo:rsid="00d05a5e" style:font-style-asian="italic" style:font-weight-asian="bold" style:font-style-complex="italic" style:font-weight-complex="bold"/>
    </style:style>
    <style:style style:name="T68" style:family="text">
      <style:text-properties officeooo:rsid="00d7c382"/>
    </style:style>
    <style:style style:name="T69" style:family="text">
      <style:text-properties officeooo:rsid="00e10a22"/>
    </style:style>
    <style:style style:name="T70" style:family="text">
      <style:text-properties officeooo:rsid="00e2aa4b"/>
    </style:style>
    <style:style style:name="T71" style:family="text">
      <style:text-properties officeooo:rsid="00eb68ee"/>
    </style:style>
    <style:style style:name="T72" style:family="text">
      <style:text-properties officeooo:rsid="00ef8721"/>
    </style:style>
    <style:style style:name="T73" style:family="text">
      <style:text-properties officeooo:rsid="00f06db2"/>
    </style:style>
    <style:style style:name="T74" style:family="text">
      <style:text-properties officeooo:rsid="00f11a1f"/>
    </style:style>
    <style:style style:name="T75" style:family="text">
      <style:text-properties officeooo:rsid="00f3f83f"/>
    </style:style>
    <style:style style:name="T76" style:family="text">
      <style:text-properties officeooo:rsid="00f8ee77"/>
    </style:style>
    <style:style style:name="T77" style:family="text">
      <style:text-properties officeooo:rsid="00fc1f1f"/>
    </style:style>
    <style:style style:name="T78" style:family="text">
      <style:text-properties officeooo:rsid="00ff42b2"/>
    </style:style>
    <style:style style:name="T79" style:family="text">
      <style:text-properties officeooo:rsid="00ff949c"/>
    </style:style>
    <style:style style:name="T80" style:family="text">
      <style:text-properties style:font-name="Liberation Sans1" fo:font-size="12pt" officeooo:rsid="00f5a21d" style:font-size-asian="12pt" style:font-size-complex="12pt"/>
    </style:style>
    <style:style style:name="T81" style:family="text">
      <style:text-properties style:font-name="Liberation Sans1" fo:font-size="12pt" officeooo:rsid="00ff949c" style:font-name-asian="Noto Sans Mono CJK SC" style:font-size-asian="12pt" style:font-name-complex="Liberation Mono" style:font-size-complex="12pt"/>
    </style:style>
    <style:style style:name="T82" style:family="text">
      <style:text-properties officeooo:rsid="00f03bde"/>
    </style:style>
    <style:style style:name="T83" style:family="text">
      <style:text-properties officeooo:rsid="0103dd3a"/>
    </style:style>
    <style:style style:name="T84" style:family="text">
      <style:text-properties officeooo:rsid="01041fe8"/>
    </style:style>
    <style:style style:name="T85" style:family="text">
      <style:text-properties officeooo:rsid="010cc45d"/>
    </style:style>
    <style:style style:name="T86" style:family="text">
      <style:text-properties officeooo:rsid="010db40a"/>
    </style:style>
    <style:style style:name="T87" style:family="text">
      <style:text-properties officeooo:rsid="010e5717"/>
    </style:style>
    <style:style style:name="T88" style:family="text">
      <style:text-properties fo:color="#000000" loext:opacity="100%" style:font-name="Liberation Sans1" fo:font-size="12pt" fo:font-weight="normal" officeooo:rsid="010fd074" style:font-name-asian="Noto Sans CJK SC Regular" style:font-size-asian="11.4499998092651pt" style:font-weight-asian="normal" style:font-name-complex="Noto Sans Devanagari" style:font-size-complex="13.0500001907349pt" style:font-weight-complex="normal"/>
    </style:style>
    <style:style style:name="T89" style:family="text">
      <style:text-properties fo:color="#000000" loext:opacity="100%" style:font-name="Liberation Sans1" fo:font-size="12pt" fo:font-weight="normal" officeooo:rsid="011105e1" style:font-name-asian="Noto Sans CJK SC Regular" style:font-size-asian="11.4499998092651pt" style:font-weight-asian="normal" style:font-name-complex="Noto Sans Devanagari" style:font-size-complex="13.0500001907349pt" style:font-weight-complex="normal"/>
    </style:style>
    <style:style style:name="T90" style:family="text">
      <style:text-properties style:use-window-font-color="true" loext:opacity="0%" style:font-name="Liberation Sans1" fo:font-size="12pt" fo:font-weight="normal" officeooo:rsid="010ecd6d" style:font-name-asian="Noto Sans CJK SC Regular" style:font-size-asian="11.4499998092651pt" style:font-weight-asian="normal" style:font-name-complex="Noto Sans Devanagari" style:font-size-complex="13.0500001907349pt" style:font-weight-complex="normal"/>
    </style:style>
    <style:style style:name="T91" style:family="text">
      <style:text-properties officeooo:rsid="010f4a36"/>
    </style:style>
    <style:style style:name="T92" style:family="text">
      <style:text-properties officeooo:rsid="010fd074"/>
    </style:style>
    <style:style style:name="T93" style:family="text">
      <style:text-properties officeooo:rsid="011105e1"/>
    </style:style>
    <style:style style:name="T94" style:family="text">
      <style:text-properties officeooo:rsid="0112089f"/>
    </style:style>
    <style:style style:name="T95" style:family="text">
      <style:text-properties officeooo:rsid="0113980a"/>
    </style:style>
    <style:style style:name="T96" style:family="text">
      <style:text-properties officeooo:rsid="011ec003"/>
    </style:style>
    <style:style style:name="T97" style:family="text">
      <style:text-properties officeooo:rsid="01212315"/>
    </style:style>
    <style:style style:name="T98" style:family="text">
      <style:text-properties officeooo:rsid="0122a059"/>
    </style:style>
    <style:style style:name="T99" style:family="text">
      <style:text-properties fo:font-weight="bold" style:font-weight-asian="bold" style:font-weight-complex="bold"/>
    </style:style>
    <style:style style:name="T100" style:family="text">
      <style:text-properties officeooo:rsid="012a948e"/>
    </style:style>
    <style:style style:name="T101" style:family="text">
      <style:text-properties officeooo:rsid="01291d62"/>
    </style:style>
    <style:style style:name="T102" style:family="text">
      <style:text-properties officeooo:rsid="01303d81"/>
    </style:style>
    <style:style style:name="T103" style:family="text">
      <style:text-properties officeooo:rsid="01310962"/>
    </style:style>
    <style:style style:name="T104" style:family="text">
      <style:text-properties officeooo:rsid="0133bbb0"/>
    </style:style>
    <style:style style:name="T105" style:family="text">
      <style:text-properties style:text-position="super 58%"/>
    </style:style>
    <style:style style:name="T106" style:family="text">
      <style:text-properties officeooo:rsid="0143f7be"/>
    </style:style>
    <style:style style:name="T107" style:family="text">
      <style:text-properties officeooo:rsid="0145009d"/>
    </style:style>
    <style:style style:name="T108" style:family="text">
      <style:text-properties officeooo:rsid="01483649"/>
    </style:style>
    <style:style style:name="T109" style:family="text">
      <style:text-properties officeooo:rsid="01490c9d"/>
    </style:style>
    <style:style style:name="T110" style:family="text">
      <style:text-properties officeooo:rsid="015483b8"/>
    </style:style>
    <style:style style:name="T111" style:family="text">
      <style:text-properties officeooo:rsid="0154be4e"/>
    </style:style>
    <style:style style:name="T112" style:family="text">
      <style:text-properties officeooo:rsid="01563257"/>
    </style:style>
    <style:style style:name="T113" style:family="text">
      <style:text-properties officeooo:rsid="0158f526"/>
    </style:style>
    <style:style style:name="T114" style:family="text">
      <style:text-properties officeooo:rsid="0159f379"/>
    </style:style>
    <style:style style:name="T115" style:family="text">
      <style:text-properties officeooo:rsid="015bc8ec"/>
    </style:style>
    <style:style style:name="T116" style:family="text">
      <style:text-properties officeooo:rsid="015e5844"/>
    </style:style>
    <style:style style:name="T117" style:family="text">
      <style:text-properties officeooo:rsid="01621dd1"/>
    </style:style>
    <style:style style:name="T118" style:family="text">
      <style:text-properties officeooo:rsid="01642a7e"/>
    </style:style>
    <style:style style:name="T119" style:family="text">
      <style:text-properties officeooo:rsid="0165a215"/>
    </style:style>
    <style:style style:name="T120" style:family="text">
      <style:text-properties officeooo:rsid="0165c1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System Setup</text:h>
      <text:h text:style-name="P71" text:outline-level="2"><text:span text:style-name="T26">Essentials </text:span><text:span text:style-name="T7">M</text:span><text:span text:style-name="T8">odel Re</text:span><text:span text:style-name="T9">f</text:span><text:span text:style-name="T8">erence</text:span><text:span text:style-name="T26">:</text:span></text:h>
      <text:p text:style-name="P15">The Essentials model reference is a dictionary that contains the shell instructions on how to build assets. The information includes</text:p>
      <text:list xml:id="list1838537643" text:style-name="L1">
        <text:list-item>
          <text:p text:style-name="P98">Name: Symbol {identical to the key}</text:p>
        </text:list-item>
        <text:list-item>
          <text:p text:style-name="P99">Type: String</text:p>
        </text:list-item>
        <text:list-item>
          <text:p text:style-name="P100">Measuremen<text:span text:style-name="T27">ts</text:span>: Dict{Symbol, String}</text:p>
        </text:list-item>
        <text:list-item>
          <text:p text:style-name="P102">Components: Dict{Symbol, String}</text:p>
        </text:list-item>
        <text:list-item>
          <text:p text:style-name="P101">Specifications: Dict{Symbol, Any}</text:p>
        </text:list-item>
        <text:list-item>
          <text:p text:style-name="P103">LowerBounds: Dict{Symbol, Float}</text:p>
        </text:list-item>
        <text:list-item>
          <text:p text:style-name="P103">UpperBounds: Dict{Symbol, Float}</text:p>
        </text:list-item>
        <text:list-item>
          <text:p text:style-name="P104">MeasUnits: Dict{Symbol, String}</text:p>
        </text:list-item>
      </text:list>
      <text:p text:style-name="P12">T<text:span text:style-name="T25">emplates are basically an easy dictionary input we get from the essentials model.</text:span></text:p>
      <text:h text:style-name="P72" text:outline-level="2"><text:span text:style-name="T5">J</text:span><text:span text:style-name="T6">ulia A</text:span><text:span text:style-name="T9">ssets</text:span><text:span text:style-name="T28">:</text:span></text:h>
      <text:p text:style-name="P14">These are actual “mutable struct” definitions of every asset type. They must directly map to the “Type” parameter from the Essentials template. Their “type” contains all the type information from the Essentials model and will trigger Julia’s efficient multiple dispatch. Each template should live in its own file, containing </text:p>
      <text:list xml:id="list505355757" text:style-name="L2">
        <text:list-item>
          <text:p text:style-name="P105">The state definition</text:p>
          <text:list>
            <text:list-item>
              <text:p text:style-name="P107">The name of the current object (<text:span text:style-name="T30">Symbol)</text:span></text:p>
            </text:list-item>
            <text:list-item>
              <text:p text:style-name="P106">T<text:span text:style-name="T58">he states of the current object</text:span></text:p>
            </text:list-item>
            <text:list-item>
              <text:p text:style-name="P105">State of each component</text:p>
            </text:list-item>
          </text:list>
        </text:list-item>
        <text:list-item>
          <text:p text:style-name="P108">The object definition</text:p>
          <text:list>
            <text:list-item>
              <text:p text:style-name="P110">The list of core states of the current object (for indexing)</text:p>
            </text:list-item>
            <text:list-item>
              <text:p text:style-name="P105">Measurements (State{String})</text:p>
            </text:list-item>
            <text:list-item>
              <text:p text:style-name="P105">LowerBound (State{Float})</text:p>
            </text:list-item>
            <text:list-item>
              <text:p text:style-name="P105">UpperBound (State{Float})</text:p>
            </text:list-item>
            <text:list-item>
              <text:p text:style-name="P105">Conversions (Sate{Float})</text:p>
            </text:list-item>
            <text:list-item>
              <text:p text:style-name="P111">Specifications</text:p>
            </text:list-item>
          </text:list>
        </text:list-item>
        <text:list-item>
          <text:p text:style-name="P110"><text:soft-page-break/>The associated functions</text:p>
          <text:list>
            <text:list-item>
              <text:p text:style-name="P108"><text:span text:style-name="T58">M</text:span>ass balance functions</text:p>
            </text:list-item>
            <text:list-item>
              <text:p text:style-name="P108">Energy balance functions</text:p>
            </text:list-item>
            <text:list-item>
              <text:p text:style-name="P109">P<text:span text:style-name="T59">rediction functions</text:span></text:p>
            </text:list-item>
            <text:list-item>
              <text:p text:style-name="P112">State-filling functions (<text:span text:style-name="T60">which are similar to prediction)</text:span></text:p>
            </text:list-item>
            <text:list-item>
              <text:p text:style-name="P112"><text:span text:style-name="T60">S</text:span>tate dumping <text:span text:style-name="T60">functions (which are</text:span> universal and a simple application of the indexer)</text:p>
            </text:list-item>
          </text:list>
        </text:list-item>
      </text:list>
      <text:h text:style-name="P73" text:outline-level="2">Asset States:</text:h>
      <text:p text:style-name="P24">Asset states are trimmed down versions of a Julia Asset. States contain:</text:p>
      <text:list xml:id="list456059986" text:style-name="L3">
        <text:list-item>
          <text:p text:style-name="P113">Name :: Symbol (for dispatch reasons, to distinguish from string measurements)</text:p>
        </text:list-item>
        <text:list-item>
          <text:p text:style-name="P113">Measurements <text:span text:style-name="T76">(Key States Only)</text:span> :: T&lt;:Union{String, Real}</text:p>
        </text:list-item>
        <text:list-item>
          <text:p text:style-name="P113">Components :: ComponentState{T}</text:p>
        </text:list-item>
        <text:list-item>
          <text:p text:style-name="P114">Specifications :: AssetSpecifications</text:p>
        </text:list-item>
      </text:list>
      <text:p text:style-name="P24">Types formats in the state definition can take various forms: </text:p>
      <text:list xml:id="list1266720933" text:style-name="L4">
        <text:list-item>
          <text:p text:style-name="P116">String (refers to an asset or measurement name)</text:p>
          <text:list>
            <text:list-item>
              <text:p text:style-name="P116">Used for <text:span text:style-name="T65">building the BOM, and mapping indexers</text:span></text:p>
            </text:list-item>
          </text:list>
        </text:list-item>
        <text:list-item>
          <text:p text:style-name="P116">Real (refers to an asset value, can be a float or dual number)</text:p>
          <text:list>
            <text:list-item>
              <text:p text:style-name="P117">Used to evaluate mass balance error and to define value boundaries and prediction values on the state vector</text:p>
            </text:list-item>
          </text:list>
        </text:list-item>
        <text:list-item>
          <text:p text:style-name="P116">Index (refers to an index of the state vector, 0 if it doesn’t use the state vector)</text:p>
          <text:list>
            <text:list-item>
              <text:p text:style-name="P117">Used to map between state vectors <text:span text:style-name="T76">and assets</text:span></text:p>
            </text:list-item>
          </text:list>
        </text:list-item>
      </text:list>
      <text:p text:style-name="P25"><text:span text:style-name="T64">Asset states should be </text:span><text:span text:style-name="T67">mutable</text:span><text:span text:style-name="T64"> objects for the following reasons</text:span></text:p>
      <text:list xml:id="list2026347106" text:style-name="L5">
        <text:list-item>
          <text:p text:style-name="P118">One can easily reuse code for an asset’s parent for state indexing. If objects are immutable, you need to copy the parent object’s result.</text:p>
        </text:list-item>
        <text:list-item>
          <text:p text:style-name="P115">There is a lot of reference data that needs to not change, Specifications is a big one. Explicitly passing all the specifications every time we touch a state is very cumbersome.</text:p>
        </text:list-item>
        <text:list-item>
          <text:p text:style-name="P118">Predictions often reassign only a few states.</text:p>
        </text:list-item>
        <text:list-item>
          <text:p text:style-name="P119">It’s the cleanest way to avoid input output confusion when performing a prediction</text:p>
          <text:list>
            <text:list-item>
              <text:p text:style-name="P119">You COPY the input streams from the BOM </text:p>
            </text:list-item>
            <text:list-item>
              <text:p text:style-name="P119">You REFERENCE the output streams <text:span text:style-name="T68">(so you can update the BOM)</text:span></text:p>
            </text:list-item>
            <text:list-item>
              <text:p text:style-name="P119"><text:soft-page-break/>This ensures that outputs from one model don’t affect the inputs from the other, and that the simulation updates the correct elements of the BOM.</text:p>
            </text:list-item>
          </text:list>
        </text:list-item>
      </text:list>
      <text:p text:style-name="P36">Components <text:span text:style-name="T69">(for ProcessUnit_Type)</text:span>, for the most part, consist of streams. There may be other components such as stages (as seen in a compressor or distillation column) that are not connected by streams. Any asset connected to its parent by a stream (such as a reboiler on a distillation column) is considered a completely separate asset.</text:p>
      <text:h text:style-name="P74" text:outline-level="2">Dimension Reduction: <text:span text:style-name="T77">Key states, fill others only as needed</text:span></text:h>
      <text:p text:style-name="P41">This was already discussed previous, but the point of constructing a state from a minimal set is primarily to enforce nonlinear constraints and facilitate the problem through dimension reductions. As an example, for streams it is useful to have a core set of base states that the entire object can be calculated from.</text:p>
      <text:list xml:id="list2404341857" text:style-name="L6">
        <text:list-item>
          <text:p text:style-name="P120">Temperature</text:p>
        </text:list-item>
        <text:list-item>
          <text:p text:style-name="P120">Pressure</text:p>
        </text:list-item>
        <text:list-item>
          <text:p text:style-name="P120">Mass flow of each component</text:p>
        </text:list-item>
      </text:list>
      <text:p text:style-name="P40"><text:span text:style-name="T45">T</text:span><text:span text:style-name="T46">his core set of states can be mapped to the vector, </text:span><text:span text:style-name="T47">and this is what is kept inside each asset. Other values (such as Cp and Density) are only calculated when they need to be. Even if calculations are repeated, it’s more efficient then calculating everything and storing because</text:span></text:p>
      <text:list xml:id="list3565810086" text:style-name="L7">
        <text:list-item>
          <text:p text:style-name="P121">Repetitions would be much fewer than calculating the whole state</text:p>
        </text:list-item>
        <text:list-item>
          <text:p text:style-name="P121">Repetitions would be done in parallel anyway (both predictions and measurements)</text:p>
        </text:list-item>
        <text:list-item>
          <text:p text:style-name="P121">Required data is heavily contingent on the connecting processes</text:p>
        </text:list-item>
        <text:list-item>
          <text:p text:style-name="P121">Data required for predictions is often very different than data required for measurements</text:p>
        </text:list-item>
      </text:list>
      <text:h text:style-name="P75" text:outline-level="2"><text:span text:style-name="T87">Hierarchy to Vector </text:span><text:span text:style-name="T12">Mapping</text:span></text:h>
      <text:p text:style-name="P50">Each object will have its own indexer type. The indexer is used to map between the state vector and the objects. <text:span text:style-name="T95">This indexing scheme will be called every iteration and it is thus performance-critical. However,</text:span> <text:span text:style-name="T95">i</text:span><text:span text:style-name="T91">terating over field names at runtime is not </text:span><text:span text:style-name="T95">performant</text:span><text:span text:style-name="T91">. In such a case, generated functions may be desirable. </text:span></text:p>
      <text:list xml:id="list386162019" text:style-name="L8">
        <text:list-item>
          <text:p text:style-name="P125"><text:a xlink:type="simple" xlink:href="https://discourse.julialang.org/t/how-to-write-a-fast-loop-through-structure-fields/22535" text:style-name="Internet_20_link" text:visited-style-name="Visited_20_Internet_20_Link"><text:span text:style-name="T90">https://discourse.julialang.org/t/how-to-write-a-fast-loop-through-structure-fields/22535</text:span></text:a></text:p>
        </text:list-item>
        <text:list-item>
          <text:p text:style-name="P125"><text:a xlink:type="simple" xlink:href="https://docs.julialang.org/en/v1/manual/metaprogramming/" text:style-name="Internet_20_link" text:visited-style-name="Visited_20_Internet_20_Link"><text:span text:style-name="T90">https://docs.julialang.org/en/v1/manual/metaprogramming/</text:span></text:a></text:p>
        </text:list-item>
      </text:list>
      <text:p text:style-name="P57">For a generic asset mapping from vector to structure, you would need to write a generated function that would look similar to this:</text:p>
      <text:p text:style-name="P51">@generated function update_state_struct!(s :: AbstractAsset, v::Vector, ind::T) where T</text:p>
      <text:p text:style-name="P51"><text:s text:c="4"/>ex = Expr(:block)</text:p>
      <text:p text:style-name="P51"><text:soft-page-break/><text:s text:c="4"/>for fn in keystates(T)</text:p>
      <text:p text:style-name="P51"><text:s text:c="8"/>push!(ex.args, :<text:span text:style-name="T92">( s.$fn = v[ind.$fn])</text:span></text:p>
      <text:p text:style-name="P51"><text:s text:c="4"/><text:span text:style-name="T92">end</text:span></text:p>
      <text:p text:style-name="P51"><text:s text:c="4"/><text:span text:style-name="T92">for fn in components(T)</text:span></text:p>
      <text:p text:style-name="P52"><text:s text:c="8"/><text:span text:style-name="T92">push!(ex.args, :</text:span><text:span text:style-name="T93">(</text:span><text:span text:style-name="T92">update_state_struct!( s.$fn, v, ind.$fn )</text:span><text:span text:style-name="T93">)</text:span><text:span text:style-name="T94">)</text:span></text:p>
      <text:p text:style-name="P54"><text:s text:c="4"/>end</text:p>
      <text:p text:style-name="P54"><text:s text:c="4"/>return ex</text:p>
      <text:p text:style-name="P54">end</text:p>
      <text:p text:style-name="P58"><text:span text:style-name="T88">We would also need to call a special version for streams </text:span><text:span text:style-name="T89">as their components would depend on the value of the “type” field on the stream. </text:span></text:p>
      <text:p text:style-name="P54">function update_state_struct!(s::ProcessStream, v::Vector, Ind::ProcessStream)</text:p>
      <text:p text:style-name="P54"><text:s text:c="4"/>update_state_struct!(s, v, ind, ind.Type)</text:p>
      <text:p text:style-name="P54">end</text:p>
      <text:p text:style-name="P54">function update_state_struct!(s::ProcessStream, v::Vector, Ind::ProcessStream, ::Type{T}) where T &lt;: ProcessStream_Generic</text:p>
      <text:p text:style-name="P52"><text:s text:c="4"/>ex = Expr(:block)</text:p>
      <text:p text:style-name="P52"><text:s text:c="4"/>for fn in keystates(<text:span text:style-name="T93">ProcessStream</text:span>)</text:p>
      <text:p text:style-name="P52"><text:s text:c="8"/>push!(ex.args, :<text:span text:style-name="T92">( s.$fn = v[ind.$fn])</text:span></text:p>
      <text:p text:style-name="P52"><text:s text:c="4"/><text:span text:style-name="T92">end</text:span></text:p>
      <text:p text:style-name="P53"><text:s text:c="4"/><text:span text:style-name="T92">for fn in </text:span><text:span text:style-name="T93">stream_</text:span><text:span text:style-name="T92">components(T)</text:span></text:p>
      <text:p text:style-name="P53"><text:s text:c="8"/><text:span text:style-name="T92">push!(ex.args, :( s.</text:span><text:span text:style-name="T93">mass_flows.</text:span><text:span text:style-name="T92">$fn </text:span><text:span text:style-name="T93">= </text:span><text:span text:style-name="T92"><text:s/>v</text:span><text:span text:style-name="T93">[</text:span><text:span text:style-name="T92">ind.</text:span><text:span text:style-name="T93">massflows.</text:span><text:span text:style-name="T92">$fn</text:span><text:span text:style-name="T93">]</text:span><text:span text:style-name="T92"> )</text:span></text:p>
      <text:p text:style-name="P55"><text:s text:c="4"/>end</text:p>
      <text:p text:style-name="P53"><text:s text:c="4"/><text:span text:style-name="T93">for fn in setdiff( fideldnames(StreamComponents), stream_components(T) )</text:span></text:p>
      <text:p text:style-name="P53"><text:s text:c="8"/><text:span text:style-name="T92">push!(ex.args, :( s.</text:span><text:span text:style-name="T93">mass_flows.</text:span><text:span text:style-name="T92">$fn </text:span><text:span text:style-name="T93">= </text:span><text:span text:style-name="T92"><text:s/></text:span><text:span text:style-name="T93">0</text:span><text:span text:style-name="T92">)</text:span></text:p>
      <text:p text:style-name="P53"><text:s text:c="4"/><text:span text:style-name="T93">end</text:span></text:p>
      <text:p text:style-name="P53"><text:s text:c="4"/><text:span text:style-name="T93">return ex</text:span></text:p>
      <text:p text:style-name="P56">end</text:p>
      <text:p text:style-name="P54"><text:s/></text:p>
      <text:h text:style-name="P76" text:outline-level="2"><text:soft-page-break/>Bill of Materials (BOM):</text:h>
      <text:p text:style-name="P32">The Bill of Materials contains all the assets of a system. It can be represented as a NamedTuple or dictionary of Julia Assets. There are 3 main types of BOM</text:p>
      <text:list xml:id="list3650760322" text:style-name="L9">
        <text:list-item>
          <text:p text:style-name="P126"><text:span text:style-name="T71">A dictionary of Asset_Type{String} </text:span>to map to Essentials/Data Broker. <text:span text:style-name="T71">This is typically a dictionary as flexibility is more important than speed here (only need to construct it and refer to it once, but we need to do it iteratively).</text:span></text:p>
        </text:list-item>
        <text:list-item>
          <text:p text:style-name="P127">A named tuple of Asset_Type{Int32} that contains the equivalent index of the state vector.</text:p>
        </text:list-item>
        <text:list-item>
          <text:p text:style-name="P128">A named tuple of Asset_Type{Real} that contains the state vector data (even possibly dual numbers when optimizing).</text:p>
        </text:list-item>
      </text:list>
      <text:p text:style-name="P37">In order to facilitate constructing these NamedTuples, we will need a couple of functions:</text:p>
      <text:list xml:id="list3769703235" text:style-name="L10">
        <text:list-item>
          <text:p text:style-name="P130">dict2namedtuple <text:span text:style-name="T79">(easy construction of named tuples from pairs can be seen below)</text:span></text:p>
          <text:list>
            <text:list-item>
              <text:p text:style-name="P130"><text:span text:style-name="Source_20_Text">(; zip(keys, values)...)</text:span></text:p>
            </text:list-item>
            <text:list-item>
              <text:p text:style-name="P130"><text:span text:style-name="Source_20_Text"><text:span text:style-name="T80">(; </text:span></text:span><text:span text:style-name="Source_20_Text"><text:span text:style-name="T81">generator_expression()</text:span></text:span><text:span text:style-name="Source_20_Text"><text:span text:style-name="T80">...)</text:span></text:span></text:p>
            </text:list-item>
          </text:list>
        </text:list-item>
        <text:list-item>
          <text:p text:style-name="P131">convert_base_type(T, OldAsset)</text:p>
          <text:list>
            <text:list-item>
              <text:p text:style-name="P132">For actual base type </text:p>
            </text:list-item>
            <text:list-item>
              <text:p text:style-name="P132">For assets</text:p>
            </text:list-item>
            <text:list-item>
              <text:p text:style-name="P132">For Iterable Collections</text:p>
            </text:list-item>
          </text:list>
        </text:list-item>
      </text:list>
      <text:p text:style-name="P34">When the state vector changes, we go through <text:span text:style-name="T78">1</text:span> <text:span text:style-name="T78">neccessary </text:span>step <text:span text:style-name="T78">and one optional step</text:span></text:p>
      <text:list xml:id="list2420746607" text:style-name="L11">
        <text:list-item>
          <text:p text:style-name="P129">Assign the state vector values to key states. This is also inexpensive and can be hierarchically done, <text:span text:style-name="T78">redundancy isn’t a huge issue, but multi-threading is</text:span></text:p>
        </text:list-item>
        <text:list-item>
          <text:p text:style-name="P133">Make state predictions or instrument validations</text:p>
          <text:list>
            <text:list-item>
              <text:p text:style-name="P133">State predictions may require some intermediate state calculations (like heat capacity)</text:p>
            </text:list-item>
            <text:list-item>
              <text:p text:style-name="P133">Instrument validations may require other intermediate state calculations (like volumetric flow and density)</text:p>
            </text:list-item>
            <text:list-item>
              <text:p text:style-name="P133">Not all streams need all things, so time would probably be saved by using the measurement and prediction functions to calculate any intermediate states they need</text:p>
            </text:list-item>
          </text:list>
        </text:list-item>
      </text:list>
      <text:p text:style-name="P35">If we are doing this on a single core, we could do a once-through hierarchical calculation where we update all children before updating a parent. If we are using multi-threading, we’re better off doing multiple single-level passes in order to avoid race conditions. </text:p>
      <text:list xml:id="list2123199396" text:style-name="L12">
        <text:list-item>
          <text:p text:style-name="P134">Start a for loop according to the number of assets <text:span text:style-name="T75">in the BOM</text:span></text:p>
        </text:list-item>
        <text:list-item>
          <text:p text:style-name="P134"><text:soft-page-break/>Filter out the asset names <text:span text:style-name="T72">(names are type-stable and are in bounds) </text:span>that are updated</text:p>
        </text:list-item>
        <text:list-item>
          <text:p text:style-name="P134">Update all remaining asses whose (BOM) children are updated</text:p>
        </text:list-item>
        <text:list-item>
          <text:p text:style-name="P134">Stop if</text:p>
          <text:list>
            <text:list-item>
              <text:p text:style-name="P134">If the remaining asset set is still the same (no progress)</text:p>
            </text:list-item>
            <text:list-item>
              <text:p text:style-name="P134">If the name set is now empty</text:p>
            </text:list-item>
          </text:list>
        </text:list-item>
        <text:list-item>
          <text:p text:style-name="P134">Perform a parallel hierarchical update on all remaining asset names</text:p>
        </text:list-item>
      </text:list>
      <text:p text:style-name="P38">At every pass, we filter out the asset names <text:s/>that are updated and only update assets whose children have all been updated. The passes are finished when filtering yields empty results.</text:p>
      <text:h text:style-name="P77" text:outline-level="2"><text:span text:style-name="T82">Streams </text:span><text:span text:style-name="T11">Types with Type Labels</text:span></text:h>
      <text:p text:style-name="P33">In order to prevent a proliferation of types, streams must have an inner component (called Components) that have a list of all possible stream components in the BOM. However, we do not need to use all components. The component object of each stream can have a label <text:span text:style-name="T73">containing an abstract Type object</text:span> (such as “Mined_Solids_<text:span text:style-name="T73">Stream</text:span>”<text:span text:style-name="T73">)</text:span> that would indicate</text:p>
      <text:list xml:id="list4059444984" text:style-name="L13">
        <text:list-item>
          <text:p text:style-name="P135">What components are relevant to the state vector <text:span text:style-name="T74">(and what are forced as zero)</text:span></text:p>
        </text:list-item>
        <text:list-item>
          <text:p text:style-name="P135">How properties like Density and Cp are defined</text:p>
        </text:list-item>
      </text:list>
      <text:p text:style-name="P43">This could then be used to dispatch calculations based on the abstract type inside the label. <text:span text:style-name="T74">This allows us to have one stream type (stabilizing the type information of all objects that use streams) while at the same time giving flexibility on stream calculations.</text:span></text:p>
      <text:h text:style-name="P78" text:outline-level="2">Assemblies</text:h>
      <text:p text:style-name="P59"><text:span text:style-name="T79">Assemblies are special assets that contain </text:span><text:span text:style-name="T96">other assets in the bill of materials. Assets are meant to be separated from other assets though streams. An assembly is meant to be composed from a group of assets. In fact since assets are mutable, assemblies are merely a way to refer to existing assets (think of a distillation unit referring to a tower, a condenser and a reboiler as well as all the connecting streams). </text:span></text:p>
      <text:p text:style-name="P60">Assemblies are meant to serve as logical groupings in order to calculate key performance indicators. As such, assemblies should be generic and have swappable components. KPI calculations are not performance-heavy, so it may be possible to make an assembly object with abstract fields. Otherwise, assemblies may have to be parametric types with the first parameter being the numeric type (such as Int or Float), with the rest of the parameters defining the internal equipment types.</text:p>
      <text:h text:style-name="P79" text:outline-level="2">Internal Components</text:h>
      <text:p text:style-name="P49"><text:span text:style-name="T85">Most components of an asset will show up in the BOM; in particular, streams as they will be assigned to other pieces of equipment and have measurements attached to them. However, </text:span><text:soft-page-break/><text:span text:style-name="T85">in some cases it makes more sense for the components not to show up in the BOM as they are an intrinsic component. For example, a distillation tower with a side feed will consist of a feed stage, a stripping section (below the feed) and a rectifying section (above the feed). </text:span><text:span text:style-name="T86">These are intrinsic “areas” of the same column but are modelled as distinct components. Intrinsic components should be distinguished by having the name “None”.</text:span></text:p>
      <text:p text:style-name="P49"><text:span text:style-name="T86">Additionally, some separable components</text:span><text:span text:style-name="T85"> like a motor shaft may not need to show up in the BOM </text:span><text:span text:style-name="T86">because they have no real measurements. For a shaft, </text:span><text:span text:style-name="T85">any equipment attached can simply assign their shaft to be the same as the motor, the shaft itself can have a field name “driver” which points to the parent motor or turbine.</text:span></text:p>
      <text:h text:style-name="P80" text:outline-level="2"><text:span text:style-name="T103">Canonical </text:span>Tower Units (Distillation, Strippers, Absorbers)</text:h>
      <text:p text:style-name="P62">The canonical distillation column could be a “more complicated two phase separator”. The mass balance variables are simply the fraction of inlet escaping through gas. Stripper and Absorber mass balance veriables are also summarized by fraction of inlet escaping through gas. All cases can be solved by defining an nC element vector of “K-values”</text:p>
      <text:p text:style-name="P62"><text:tab/>K<text:span text:style-name="T100">[i]</text:span> = <text:span text:style-name="T100">gas_mole_fraction[i]/liquid_mole_fraction[i]</text:span></text:p>
      <text:p text:style-name="P65"><text:span text:style-name="T101"><text:tab/>K</text:span><text:span text:style-name="T100">[i]</text:span><text:span text:style-name="T101"> = </text:span><text:span text:style-name="T102">nG[i]/nL[i] * RL <text:s text:c="2"/>=&gt; RL = sum(nL)/sum(nG)</text:span></text:p>
      <text:p text:style-name="P63">However, this results in a nonlinear mapping to </text:p>
      <text:p text:style-name="P63"><text:tab/><text:span text:style-name="T53">ɣ</text:span><text:span text:style-name="T42">[i] = gas_outlet_mass[i] / total_inlet_mass[i]</text:span></text:p>
      <text:p text:style-name="P64">It is much easier to map from <text:span text:style-name="T53">ɣ</text:span><text:span text:style-name="T49">[i] </text:span><text:span text:style-name="T42">to </text:span><text:span text:style-name="T50">K</text:span><text:span text:style-name="T51">[i] </text:span><text:span text:style-name="T42">rather than the other way around. </text:span><text:span text:style-name="T52">To go the other way around, you first need to calculate the mole fractions of the outputs which is iterative:</text:span></text:p>
      <text:list xml:id="list1995203745" text:style-name="L14">
        <text:list-item>
          <text:p text:style-name="P123">Assume RL = 1</text:p>
        </text:list-item>
        <text:list-item>
          <text:p text:style-name="P123">nL[i] = RL*n[i] / (RL + K[i] )</text:p>
        </text:list-item>
        <text:list-item>
          <text:p text:style-name="P123">nG = nT – nL (nT is total inlet, nG is gas outlet, nL is liquid outlet)</text:p>
        </text:list-item>
        <text:list-item>
          <text:p text:style-name="P124">RL = sum(nL)/sum(nG)</text:p>
        </text:list-item>
        <text:list-item>
          <text:p text:style-name="P124">Reiterate with new RL</text:p>
        </text:list-item>
      </text:list>
      <text:p text:style-name="P66"><text:span text:style-name="T53">For simple mass balance models however, it </text:span><text:span text:style-name="T54">is simpler </text:span><text:span text:style-name="T53">use ɣ</text:span><text:span text:style-name="T49">[i] </text:span><text:span text:style-name="T54">as the random-walk variable and enhance the models by predicting it.</text:span><text:span text:style-name="T49"> </text:span></text:p>
      <text:h text:style-name="P81" text:outline-level="2"><text:span text:style-name="T13">Custom Tower</text:span><text:span text:style-name="T69"> Units (Distillation, Strippers, Absorbers)</text:span></text:h>
      <text:p text:style-name="P31">Given a number of input/size draw streams N, a tower can be divided into N+1 sections. If there is a side feed to a distillation column, <text:span text:style-name="T70">we get two sections. T</text:span>he upper half is an absorber and the lower half is a stripper. <text:span text:style-name="T70">Thus, side draws and side feeds cause a tower to become an assembly of more towers. Moreover, the location depends on the kind of feed or draw.</text:span></text:p>
      <text:list xml:id="list718773648" text:style-name="L15">
        <text:list-item>
          <text:p text:style-name="P136">Liquid feeds and Gas draws are at the top of the section</text:p>
        </text:list-item>
        <text:list-item>
          <text:p text:style-name="P137"><text:soft-page-break/>Liquid draws Gas fee<text:span text:style-name="T78">d</text:span>s are at the bottom of the section</text:p>
        </text:list-item>
      </text:list>
      <text:p text:style-name="P45">Short of a few well-defined situations (such as a single liquid feed) a tower with arbitrary feeds and draws will require an internal bill of materials <text:span text:style-name="T84">with a new type of asset:</text:span></text:p>
      <text:list xml:id="list640057970" text:style-name="L16">
        <text:list-item>
          <text:p text:style-name="P138">Feed tray: A junction of 3 input streams and 2 output streams</text:p>
        </text:list-item>
        <text:list-item>
          <text:p text:style-name="P138">Draw tray: A junction of 2 input streams and 3 output streams</text:p>
        </text:list-item>
      </text:list>
      <text:p text:style-name="P48">A feed/draw tray is considered a “Superstream” where each of its internal streams are not part of the BOM, but link to the sections themselves. Phases of the feeds and draws will need to be determined by equations of state.</text:p>
      <text:p text:style-name="P48">This approach simplifies the “Side Feed/Draw Tower Unit” to have two “Array” components, </text:p>
      <text:list xml:id="list108752661" text:style-name="L17">
        <text:list-item>
          <text:p text:style-name="P139">Array of N “Feed/Draw” trays (the type of which is denoted by a Boolean “is_feed” field)</text:p>
        </text:list-item>
        <text:list-item>
          <text:p text:style-name="P139">Array of N+1 “Simple Towers”</text:p>
        </text:list-item>
      </text:list>
      <text:p text:style-name="P47">This allows the asset to be truly generic in the most efficient way possible.</text:p>
      <text:p text:style-name="P46"/>
      <text:h text:style-name="P82" text:outline-level="2">Inheritance <text:span text:style-name="T66">(affects state-vector conversions and predictions)</text:span></text:h>
      <text:p text:style-name="P39">An asset B is a child of A if B contains all the fields of A with some extras. Julia’s type system doesn’t allow subtyping of concrete types, so we need to make “parent” and “child” functions that return the applicable type. The main advantage of inheritance is being able to reuse code when transforming the model to a state vector and back again as well as making predictions.</text:p>
      <text:p text:style-name="P26">Here is a code pattern to call the parent’s calculation routine:</text:p>
      <text:p text:style-name="P29">#A function that calls the explicitly type-dispatched function</text:p>
      <text:p text:style-name="P26">function predict_state!(Asset ::ShellAndTubeHX_Type)</text:p>
      <text:p text:style-name="P27"><text:tab/>predict_state!(Asset, typeof(Asset))</text:p>
      <text:p text:style-name="P26">end</text:p>
      <text:p text:style-name="P29">#A type-dispatched function that calls the type-dispatched parent routine</text:p>
      <text:p text:style-name="P27">function predict_state!(Asset, ::T) where T == ShellAndTubeHX_Type</text:p>
      <text:p text:style-name="P28"><text:tab/><text:span text:style-name="T83">predict_state!(Asset, parenttype((Asset)))</text:span></text:p>
      <text:p text:style-name="P28"><text:tab/>...</text:p>
      <text:p text:style-name="P29">end</text:p>
      <text:p text:style-name="P30">#A type-dispatched function of the parent routine</text:p>
      <text:p text:style-name="P29">function predict_state!(Asset, ::T) where T == HeatExchanger_Type</text:p>
      <text:p text:style-name="P29"><text:tab/>predict_state!(Asset, supertype(typeof(Asset)))</text:p>
      <text:p text:style-name="P29"><text:soft-page-break/><text:tab/>...</text:p>
      <text:p text:style-name="P29">end</text:p>
      <text:p text:style-name="P29"/>
      <text:h text:style-name="P83" text:outline-level="2">Building Asset Subtypes</text:h>
      <text:p text:style-name="P42">One method is to use Mixers.jl which essentially does what we want. This link also gives a macro on adding states:</text:p>
      <text:p text:style-name="P42"><text:a xlink:type="simple" xlink:href="https://discourse.julialang.org/t/inheritance-in-julia/5416/17" text:style-name="Internet_20_link" text:visited-style-name="Visited_20_Internet_20_Link">https://discourse.julialang.org/t/inheritance-in-julia/5416/17</text:a></text:p>
      <text:p text:style-name="P44">Such a technique results in two inheritance functions: </text:p>
      <text:list xml:id="list1019267585" text:style-name="L18">
        <text:list-item>
          <text:p text:style-name="P140">One that inherits assets (which are paremetric types) and must exclude certain fields like “Specs”</text:p>
        </text:list-item>
        <text:list-item>
          <text:p text:style-name="P140">One that inherits specifications (which are not parametric types) and include all fields</text:p>
        </text:list-item>
      </text:list>
      <text:p text:style-name="P44">The two macros are shown below and are called in the middle of a struct statement. This is a clean method that avoids external dependencies.</text:p>
      <text:p text:style-name="P44"/>
      <text:p text:style-name="P44">function get_type_expression(X::Union{Symbol,DataType})</text:p>
      <text:p text:style-name="P44"><text:s text:c="4"/>if X isa Symbol</text:p>
      <text:p text:style-name="P44"><text:s text:c="8"/>return X</text:p>
      <text:p text:style-name="P44"><text:s text:c="4"/>elseif X isa DataType</text:p>
      <text:p text:style-name="P44"><text:s text:c="8"/>Params = X.parameters</text:p>
      <text:p text:style-name="P44"><text:s text:c="8"/>if isempty(Params)</text:p>
      <text:p text:style-name="P44"><text:s text:c="12"/>return Symbol(X.name.wrapper)</text:p>
      <text:p text:style-name="P44"><text:s text:c="8"/>else</text:p>
      <text:p text:style-name="P44"><text:s text:c="12"/>return Expr(:curly, Symbol(X.name.wrapper), Params...)</text:p>
      <text:p text:style-name="P44"><text:s text:c="8"/>end</text:p>
      <text:p text:style-name="P44"><text:s text:c="4"/>end</text:p>
      <text:p text:style-name="P44">end</text:p>
      <text:p text:style-name="P44">macro inherit_asset_fields(AssetTypeExp::Expr)</text:p>
      <text:p text:style-name="P44"><text:s text:c="4"/>BaseAssetType = Core.eval(@__MODULE__, AssetTypeExp.args[1])</text:p>
      <text:p text:style-name="P44"><text:s text:c="4"/>TypeSymbols <text:s text:c="2"/>= AssetTypeExp.args[2:end]</text:p>
      <text:p text:style-name="P44"><text:s text:c="4"/>AssetType <text:s text:c="4"/>= BaseAssetType{TypeSymbols...}</text:p>
      <text:p text:style-name="P44"><text:soft-page-break/></text:p>
      <text:p text:style-name="P44"><text:s text:c="4"/>ex = Expr(:block)</text:p>
      <text:p text:style-name="P44"><text:s text:c="4"/>for fName in filter( x-&gt; x!=:Specs, fieldnames(AssetType) )</text:p>
      <text:p text:style-name="P44"><text:s text:c="8"/>fType = fieldtype(AssetType, fName)</text:p>
      <text:p text:style-name="P44"><text:s text:c="8"/>fTypeParsed = get_type_expression(fType)</text:p>
      <text:p text:style-name="P44"><text:s text:c="8"/>push!(ex.args, :( $fName :: $fTypeParsed ) )</text:p>
      <text:p text:style-name="P44"><text:s text:c="4"/>end</text:p>
      <text:p text:style-name="P44"/>
      <text:p text:style-name="P44"><text:s text:c="4"/>return esc(ex)</text:p>
      <text:p text:style-name="P44">end</text:p>
      <text:p text:style-name="P44"/>
      <text:p text:style-name="P44">mutable struct MyOldType{T}</text:p>
      <text:p text:style-name="P44"><text:s text:c="4"/>Name :: Symbol</text:p>
      <text:p text:style-name="P44"><text:s text:c="4"/>A :: T</text:p>
      <text:p text:style-name="P44"><text:s text:c="4"/>B :: T</text:p>
      <text:p text:style-name="P44"><text:s text:c="4"/>V :: Vector{T}</text:p>
      <text:p text:style-name="P44"><text:s text:c="4"/>Specs :: String</text:p>
      <text:p text:style-name="P44">end</text:p>
      <text:p text:style-name="P44"/>
      <text:p text:style-name="P44">mutable struct MyNewType{T}</text:p>
      <text:p text:style-name="P44"><text:s text:c="4"/>@inherit_asset_fields(MyOldType{T})</text:p>
      <text:p text:style-name="P44"><text:s text:c="4"/>C :: T</text:p>
      <text:p text:style-name="P44"><text:s text:c="4"/>NewSpecs::String</text:p>
      <text:p text:style-name="P44">end</text:p>
      <text:h text:style-name="P86" text:outline-level="2">Assemblies</text:h>
      <text:p text:style-name="P16">Assemblies are useful for performing KPI calculations, but are not really integral to mass balance or data reconciliation. <text:span text:style-name="T29">For mass balance purposes, if the child asset is connected through a stream,</text:span> the stream is often sufficient (due to its Markov property). Thus we should only really need streams of the current asset. <text:span text:style-name="T29">The only time way may need components is if there are components that are not part of the stream.</text:span></text:p>
      <text:p text:style-name="P16"><text:soft-page-break/>Because of this, assemblies should usually be decomposed into their assets and added to the BOM. KPI’s could later be performed by reconstructing assemblies from the BOM. </text:p>
      <text:h text:style-name="P70" text:outline-level="1">Data Reconciliation Strategy</text:h>
      <text:h text:style-name="P85" text:outline-level="2">Parallel Predictions</text:h>
      <text:p text:style-name="P173">Each unit can take inputs from streams and the current state and predict outputs. These outputs then feed to other pieces of equipment. <text:span text:style-name="T97">In order to enable parallelization, we will need to ensure that output states don’t overwrite input states. Thus the predict function will require three arguments:</text:span></text:p>
      <text:p text:style-name="P61">function predict_<text:span text:style-name="T98">state</text:span>!(outputState, inputState, dispatchType)</text:p>
      <text:p text:style-name="P172"><text:span text:style-name="T99">In order to account for the fact that the output of one process feeds into another we can have a consistency error term for stream predictions</text:span>: <text:span text:style-name="T107">(x-f(x))/S*(x-f(x)). </text:span>This moves the task of sequencing process units to the optimization algorithm.</text:p>
      <text:p text:style-name="P171">In this way, the output predictions are stored in an independent mutable object (this also helps speed to prevent unneccessary preallocation). Additional convenience is found in that the <text:span text:style-name="T99">optimization happens by modifying the input state, but the output state is used for the next iteration</text:span>.</text:p>
      <text:h text:style-name="P84" text:outline-level="2">State Estimation: Why Optim<text:span text:style-name="T106">i</text:span>zation is better</text:h>
      <text:p text:style-name="P141">Using an optimization method gives us numerous advantages over the Kalman filtering method:</text:p>
      <text:list xml:id="list1214259241" text:style-name="L19">
        <text:list-item>
          <text:p text:style-name="P142">Constraints are better-reflected in the probability distribution (Kalman filtering is Gaussian and doesn’t handle constraints [truncated multivariate Gaussian] well)</text:p>
        </text:list-item>
        <text:list-item>
          <text:p text:style-name="P167">We can <text:span text:style-name="T111">maximize over the previous value instead of doing the propagation first (which helps better deduce accumulation steps)</text:span></text:p>
        </text:list-item>
        <text:list-item>
          <text:p text:style-name="P142">Model is not approximated (UKF gives us at best an unconstrained 2<text:span text:style-name="T105">nd</text:span> order approximation)</text:p>
        </text:list-item>
      </text:list>
      <text:h text:style-name="P87" text:outline-level="2"><text:span text:style-name="T14">State Estimation: </text:span><text:span text:style-name="T15">Objective Function</text:span></text:h>
      <text:p text:style-name="P68">Let “x” be the state vector, “x0” be the previous state and “y” be a set of observations</text:p>
      <text:list xml:id="list2741659086" text:style-name="L20">
        <text:list-item>
          <text:p text:style-name="P144">Deviation from prior</text:p>
          <text:list>
            <text:list-item>
              <text:p text:style-name="P144">(x-x0)/(P+Q)*(x-x0)</text:p>
            </text:list-item>
          </text:list>
        </text:list-item>
        <text:list-item>
          <text:p text:style-name="P143"><text:span text:style-name="T108">Steady-state </text:span><text:span text:style-name="T109">stream </text:span><text:span text:style-name="T107">consistency </text:span><text:span text:style-name="T109">(additional “0” observations </text:span><text:span text:style-name="T115">and absorb into R</text:span><text:span text:style-name="T109">)</text:span></text:p>
          <text:list>
            <text:list-item>
              <text:p text:style-name="P144">(x-f(x))/S*(x-f(x))</text:p>
            </text:list-item>
          </text:list>
        </text:list-item>
        <text:list-item>
          <text:p text:style-name="P145"><text:soft-page-break/>Measurement error</text:p>
          <text:list>
            <text:list-item>
              <text:p text:style-name="P145">(y-h(<text:span text:style-name="T114">f(</text:span>x<text:span text:style-name="T114">)</text:span>))/<text:span text:style-name="T114">R</text:span>*(y-h(<text:span text:style-name="T114">f(</text:span>x<text:span text:style-name="T114">)</text:span>))</text:p>
            </text:list-item>
          </text:list>
        </text:list-item>
        <text:list-item>
          <text:p text:style-name="P170">Total objective function</text:p>
          <text:list>
            <text:list-item>
              <text:list>
                <text:list-item>
                  <text:p text:style-name="P168">err = <text:span text:style-name="T110">(h(f(x)) – y)’*inv(R)*(h(f(x)) – y) + (x-x0)’ inv(Q</text:span>+P<text:span text:style-name="T110">) * (x-x0)</text:span></text:p>
                </text:list-item>
                <text:list-item>
                  <text:p text:style-name="P166">J = Jacobian of h(f(x))</text:p>
                </text:list-item>
                <text:list-item>
                  <text:p text:style-name="P166">Gradient = J’*inv(R)*(h(f(x)) – y) + inv(Q<text:span text:style-name="T111">+P</text:span>) * (x-x0)</text:p>
                </text:list-item>
                <text:list-item>
                  <text:p text:style-name="P168">Hessian = <text:span text:style-name="T112">inv(P) =</text:span> J’*inv(R)*J + inv(Q+P)</text:p>
                </text:list-item>
              </text:list>
            </text:list-item>
          </text:list>
        </text:list-item>
        <text:list-item>
          <text:p text:style-name="P148"><text:span text:style-name="T113">The only challenge is if f(x) contains some sort of inner optimization (such as iterative methods to solve a system of equations), we have to use the Envelope Theorem</text:span></text:p>
          <text:list>
            <text:list-item>
              <text:p text:style-name="P148"><text:a xlink:type="simple" xlink:href="https://discourse.julialang.org/t/a-hacky-guide-to-using-automatic-differentiation-in-nested-optimization-problems/39123" text:style-name="Internet_20_link" text:visited-style-name="Visited_20_Internet_20_Link">https://discourse.julialang.org/t/a-hacky-guide-to-using-automatic-differentiation-in-nested-optimization-problems/39123</text:a></text:p>
            </text:list-item>
          </text:list>
        </text:list-item>
      </text:list>
      <text:h text:style-name="P96" text:outline-level="2">State Estimation: Algorithms</text:h>
      <text:p text:style-name="P178"><text:span text:style-name="T116">At the time of writing, </text:span><text:span text:style-name="T117">we are considering the Interior Point Newton algorithm </text:span><text:span text:style-name="T118">or an active set Newton method. The interior point method exists in a package, but I would have to write an active set method myself. Active set methods clamp elements that violate the constraints, and if the next iteration requires constraint violations, the reduced set is solved. </text:span></text:p>
      <text:p text:style-name="P178"><text:span text:style-name="T118">Active set methods are easy to apply to box-constraints, and since similar problems are often solved with the EKF (which is a single-step Newton method), we might be able to apply a simple active set Newton method with little overhead.</text:span></text:p>
      <text:p text:style-name="P179">Newton methods are preferred due to:</text:p>
      <text:list xml:id="list2294141955" text:style-name="L28">
        <text:list-item>
          <text:p text:style-name="P174">Hessian calculations are only order “n” <text:span text:style-name="T119">for State space models and you can get them for free when</text:span> calculating gradients. Both <text:span text:style-name="T119">gradients and Hessians can be</text:span> calculated using the same Jacobean</text:p>
        </text:list-item>
        <text:list-item>
          <text:p text:style-name="P175"><text:span text:style-name="T117">The only higher-order task is a matrix inversion. The problem should be separable enough to prevent matrix inversions from becoming too difficult.</text:span></text:p>
        </text:list-item>
        <text:list-item>
          <text:p text:style-name="P176">Function evaluations can be expensive, so we want a higher-order convergence</text:p>
        </text:list-item>
      </text:list>
      <text:p text:style-name="P177"/>
      <text:h text:style-name="P97" text:outline-level="2">State Estimation: Battery-Limit Streams</text:h>
      <text:p text:style-name="P179">Process areas are fed and drawn from streams crossing a battery limit. These tend to be main lines connecting major areas. Such lines are often well-instrumented and connect to a buffer such as a tank allowing areas on each end of the line relatively independent operation. These are ideal points to break apart data reconciliation into smaller more manageable pieces <text:soft-page-break/>(recall that we are using matrix inversions, and these are O(n3) so it makes sense to keep the dimension size reasonable).</text:p>
      <text:p text:style-name="P179">While these streams can be used to break a system into manageable chunks, information in these streams can still have contributions from the neighbouring systems. This can be done using a standard Bayesian Gaussian update.</text:p>
      <text:p text:style-name="P179">Update xt using x1 and x2 from systems 1 and 2</text:p>
      <text:list xml:id="list1798636525" text:style-name="L29">
        <text:list-item>
          <text:p text:style-name="P180">Pt = <text:span text:style-name="T120">inv( inv(</text:span>Pt0<text:span text:style-name="T120">)</text:span> + <text:span text:style-name="T120">inv(</text:span>P1<text:span text:style-name="T120">)</text:span> + <text:span text:style-name="T120">inv(</text:span>P2<text:span text:style-name="T120">)</text:span> <text:span text:style-name="T120">)</text:span></text:p>
        </text:list-item>
        <text:list-item>
          <text:p text:style-name="P180">xt = <text:span text:style-name="T120">Pt*( </text:span>inv(Pt0)*xt0 + inv(Pt1)*x1 + <text:span text:style-name="T120">inv(Pt2)*</text:span>x2 <text:span text:style-name="T120">)</text:span></text:p>
        </text:list-item>
      </text:list>
      <text:p text:style-name="P181">This new xt can also be Kalman filtered based on measurements.</text:p>
      <text:h text:style-name="P88" text:outline-level="2"><text:span text:style-name="T14">State Estimation: </text:span><text:span text:style-name="T16">State Uncertainty </text:span><text:span text:style-name="T17">Options</text:span></text:h>
      <text:list xml:id="list174204317693133" text:continue-list="list2741659086" text:style-name="L20">
        <text:list-item>
          <text:p text:style-name="P146">Calculate the Hessian which happens to be inv(P)</text:p>
          <text:list>
            <text:list-item>
              <text:p text:style-name="P169">Hessian = <text:span text:style-name="T112">inv(P) =</text:span> J’*inv(R)*J + inv(Q+P)</text:p>
            </text:list-item>
          </text:list>
        </text:list-item>
        <text:list-item>
          <text:p text:style-name="P150">EKF</text:p>
          <text:list>
            <text:list-item>
              <text:p text:style-name="P151">Requires n function evaluations</text:p>
            </text:list-item>
            <text:list-item>
              <text:p text:style-name="P147">Large number of second order matrix operations</text:p>
            </text:list-item>
            <text:list-item>
              <text:p text:style-name="P147">Requires non-diagonal matrix inversion</text:p>
            </text:list-item>
          </text:list>
        </text:list-item>
        <text:list-item>
          <text:p text:style-name="P150">UKF</text:p>
          <text:list>
            <text:list-item>
              <text:p text:style-name="P150">Requires 2n+1 function evaluations</text:p>
            </text:list-item>
            <text:list-item>
              <text:p text:style-name="P149">Requires non-diagonal matrix inversion</text:p>
            </text:list-item>
          </text:list>
        </text:list-item>
      </text:list>
      <text:h text:style-name="P89" text:outline-level="2"/>
      <text:h text:style-name="P91" text:outline-level="2"><text:span text:style-name="T10">Dimension Reduction</text:span><text:span text:style-name="T32">: Mass Flow (*Only at steady state)</text:span></text:h>
      <text:p text:style-name="P18"><text:span text:style-name="T32">Data reconciliation is subject to mass and energy balances closing but ONLY AT STEADY STATE. In our dynamic modelling, steady states are rarely achieved except for very fast processes. However, it is important to note that mass balance constraints are </text:span><text:span text:style-name="T40">linear</text:span><text:span text:style-name="T41">.</text:span><text:span text:style-name="T37"> </text:span></text:p>
      <text:list xml:id="list2095659125" text:style-name="L21">
        <text:list-item>
          <text:p text:style-name="P153">Even chemical reactions are linear, as the additional state is an extent of reaction multiplied by a constant vector, resulting in a linear constraint to the mass balance states. </text:p>
        </text:list-item>
        <text:list-item>
          <text:p text:style-name="P152"><text:span text:style-name="T34">E</text:span><text:span text:style-name="T38">nergy balances are only linear given a mass balances</text:span></text:p>
          <text:list>
            <text:list-item>
              <text:p text:style-name="P154">m1*Cp*T1 + m2*Cp*T2 + Q = 0</text:p>
            </text:list-item>
            <text:list-item>
              <text:p text:style-name="P154">T1 and m1 are two states that are combined</text:p>
            </text:list-item>
            <text:list-item>
              <text:p text:style-name="P155"><text:soft-page-break/>Energy balance models are less precise (as energy leakage can happen)</text:p>
            </text:list-item>
            <text:list-item>
              <text:p text:style-name="P155">Energy balances could be introduced as error terms</text:p>
            </text:list-item>
          </text:list>
        </text:list-item>
        <text:list-item>
          <text:p text:style-name="P153">Nonlinear parts of the model are not exact and are often predictions; these lend themselves well to soft constraints (<text:span text:style-name="T57">as is done in Kalman filtering)</text:span></text:p>
        </text:list-item>
      </text:list>
      <text:p text:style-name="P19">If we let the mass balance error be calculated in the form</text:p>
      <text:p text:style-name="P19"><text:tab/>Err = (L x)</text:p>
      <text:p text:style-name="P19">We can see that the summed squared mass balance error takes the form</text:p>
      <text:p text:style-name="P17"><text:span text:style-name="T33"><text:tab/>Err2 = (x’L’)(Lx) </text:span><text:span text:style-name="T35">= x L’L x</text:span></text:p>
      <text:p text:style-name="P67"><text:span text:style-name="T34">This means that the H</text:span><text:span text:style-name="T35">essian of the mass balance error </text:span><text:span text:style-name="T39">(</text:span><text:span text:style-name="T35">L’L</text:span><text:span text:style-name="T39">)</text:span><text:span text:style-name="T35"> can be used to reduce the dimension of x. </text:span></text:p>
      <text:p text:style-name="P67"><text:span text:style-name="T35"><text:tab/></text:span><text:span text:style-name="T44">λ, </text:span><text:span text:style-name="T39">E = eigen(</text:span><text:span text:style-name="T35">L’L</text:span><text:span text:style-name="T39">) <text:s text:c="5"/>(</text:span><text:span text:style-name="T44">λ</text:span><text:span text:style-name="T48">=eigenvalues, E=eigenvectors)</text:span></text:p>
      <text:p text:style-name="P67"><text:span text:style-name="T35">In particular, the Eigenvalues of the </text:span><text:span text:style-name="T36">Inverse </text:span><text:span text:style-name="T35">Hessian </text:span><text:span text:style-name="T39">inv(L’L) </text:span><text:span text:style-name="T35">should result in a very sharp “scree plot” pattern; </text:span><text:span text:style-name="T36">the Hessian should produce an inverse scree plot</text:span><text:span text:style-name="T35">. </text:span></text:p>
      <text:p text:style-name="P67"><text:span text:style-name="T35">The non-zero Eigenvalues are latent variables that have reduced freedom of movement. Thus the eigenvalues are used to compute a linearly constrained state. Let </text:span><text:span text:style-name="T44">λ be the set of reduced eigenvalues and E be the corresponding eigenvectors:</text:span></text:p>
      <text:p text:style-name="P22"><text:tab/>x = E * <text:span text:style-name="T104">z</text:span> <text:s/><text:span text:style-name="T104">(z = reduced set, where eigenvalues </text:span>λ<text:span text:style-name="T104">=0)</text:span></text:p>
      <text:p text:style-name="P21">We could also add box constraints in linear form where</text:p>
      <text:p text:style-name="P21"><text:tab/>x_LB &lt;= E <text:span text:style-name="T104">z</text:span> &lt;= x_UB</text:p>
      <text:p text:style-name="P23">While this does reduce the dimension of the problem, it means we no longer have box constraints (rotating it by eigen-transformation now tilts it). Because of this, we <text:span text:style-name="T61">might </text:span>need to use interior point methods. Fortunately, because the constraint<text:span text:style-name="T63">s</text:span> <text:span text:style-name="T63">are</text:span> linear, <text:span text:style-name="T62">the Jacobians should be E and the Hessians should be 0. Optim.jl has an interior point Newton method which should be sufficient for this purpose as the optimization is nearly quadratic (to the point where a Kalman filter is probably acceptable).</text:span></text:p>
      <text:p text:style-name="P23"><text:a xlink:type="simple" xlink:href="https://julianlsolvers.github.io/Optim.jl/stable/#examples/generated/ipnewton_basics/" text:style-name="Internet_20_link" text:visited-style-name="Visited_20_Internet_20_Link">https://julianlsolvers.github.io/Optim.jl/stable/#examples/generated/ipnewton_basics/</text:a></text:p>
      <text:p text:style-name="P23"><text:a xlink:type="simple" xlink:href="https://www.youtube.com/watch?v=zm4mfr-QT1E" text:style-name="Internet_20_link" text:visited-style-name="Visited_20_Internet_20_Link">https://www.youtube.com/watch?v=zm4mfr-QT1E</text:a></text:p>
      <text:p text:style-name="P23"/>
      <text:p text:style-name="P20">The recommended approach for this is therefore:</text:p>
      <text:list xml:id="list256902158" text:style-name="L22">
        <text:list-item>
          <text:p text:style-name="P122">Have a mass balance error function for every process element</text:p>
        </text:list-item>
        <text:list-item>
          <text:p text:style-name="P122">Calculate the Hessian of this mass balance model from the component mass flow states.</text:p>
        </text:list-item>
        <text:list-item>
          <text:p text:style-name="P122"><text:soft-page-break/>Create a reduced mass flow state for all stream mass flow components based on eigenvalues.</text:p>
        </text:list-item>
        <text:list-item>
          <text:p text:style-name="P156"><text:span text:style-name="T43">Use the eigenvectors to arrive at the full </text:span><text:span text:style-name="T45">mass balance </text:span><text:span text:style-name="T43">state from the reduced state.</text:span></text:p>
        </text:list-item>
      </text:list>
      <text:h text:style-name="P90" text:outline-level="2"/>
      <text:h text:style-name="P92" text:outline-level="2">Reconciler <text:span text:style-name="T31">Workflow</text:span>:</text:h>
      <text:list xml:id="list500685417" text:style-name="L23">
        <text:list-item>
          <text:p text:style-name="P157">Before startup</text:p>
          <text:list>
            <text:list-item>
              <text:p text:style-name="P157">Define the asset types and associated functions</text:p>
              <text:list>
                <text:list-item>
                  <text:p text:style-name="P157">Fundamental States</text:p>
                </text:list-item>
                <text:list-item>
                  <text:p text:style-name="P157">Calculated States</text:p>
                </text:list-item>
                <text:list-item>
                  <text:p text:style-name="P157">Prediction function</text:p>
                </text:list-item>
                <text:list-item>
                  <text:p text:style-name="P157">Infill function</text:p>
                </text:list-item>
                <text:list-item>
                  <text:p text:style-name="P157">Mass balance error function</text:p>
                </text:list-item>
                <text:list-item>
                  <text:p text:style-name="P157">Energy balance error function </text:p>
                </text:list-item>
              </text:list>
            </text:list-item>
          </text:list>
        </text:list-item>
        <text:list-item>
          <text:p text:style-name="P158">At startup</text:p>
          <text:list>
            <text:list-item>
              <text:p text:style-name="P158">Build out the model</text:p>
              <text:list>
                <text:list-item>
                  <text:p text:style-name="P157">String form of assets</text:p>
                </text:list-item>
                <text:list-item>
                  <text:p text:style-name="P157">Indexers from string form</text:p>
                </text:list-item>
                <text:list-item>
                  <text:p text:style-name="P157">Measurements from string form</text:p>
                </text:list-item>
                <text:list-item>
                  <text:p text:style-name="P157">Fundamental State Boundaries from string form</text:p>
                </text:list-item>
              </text:list>
            </text:list-item>
            <text:list-item>
              <text:p text:style-name="P158">Build out the mass flow dimension reduction scheme</text:p>
            </text:list-item>
          </text:list>
        </text:list-item>
        <text:list-item>
          <text:p text:style-name="P158">At each state transition</text:p>
          <text:list>
            <text:list-item>
              <text:p text:style-name="P158">Perform the transition mapping</text:p>
              <text:list>
                <text:list-item>
                  <text:p text:style-name="P158">Build out the extended state from the mass-flow reduction</text:p>
                </text:list-item>
                <text:list-item>
                  <text:p text:style-name="P158">Build out the fundamental states each item in the BOM</text:p>
                </text:list-item>
                <text:list-item>
                  <text:p text:style-name="P158">Apply the prediction functions</text:p>
                </text:list-item>
                <text:list-item>
                  <text:p text:style-name="P158">Rebuild the state vector from the predictions</text:p>
                </text:list-item>
                <text:list-item>
                  <text:p text:style-name="P158">Output this state vector as a squared error prediction reference</text:p>
                </text:list-item>
              </text:list>
            </text:list-item>
            <text:list-item>
              <text:p text:style-name="P159">C<text:span text:style-name="T55">alculate the initial guess from the squared error prediction reference</text:span></text:p>
            </text:list-item>
            <text:list-item>
              <text:p text:style-name="P158">Solve the nonlinear optimization problem; for every reduced state iteration</text:p>
              <text:list>
                <text:list-item>
                  <text:p text:style-name="P158"><text:soft-page-break/>Build out the extended state vector from the reduced state</text:p>
                </text:list-item>
                <text:list-item>
                  <text:p text:style-name="P158">Calculate the prediction error</text:p>
                </text:list-item>
                <text:list-item>
                  <text:p text:style-name="P158">Build out the fundamental states for each item in the BOM</text:p>
                </text:list-item>
                <text:list-item>
                  <text:p text:style-name="P158">Build out the filled states for each item in the BOM</text:p>
                </text:list-item>
                <text:list-item>
                  <text:p text:style-name="P158">Calculate the measurement error</text:p>
                </text:list-item>
                <text:list-item>
                  <text:p text:style-name="P158">Calculate the energy balance error</text:p>
                </text:list-item>
              </text:list>
            </text:list-item>
            <text:list-item>
              <text:p text:style-name="P159">O<text:span text:style-name="T55">btain covariance matrices by linearizing the system around the optimal point, and use the square-root Kalman filter to obtain the posterior covariance.</text:span></text:p>
            </text:list-item>
            <text:list-item>
              <text:p text:style-name="P157">Output the extended state for KPI calculations <text:span text:style-name="T56">and reconciled estimates</text:span></text:p>
            </text:list-item>
            <text:list-item>
              <text:p text:style-name="P160">Create assemblies for KPI evaluation (assemblies may as well be keyword-defined structures with abstract fields)</text:p>
            </text:list-item>
            <text:list-item>
              <text:p text:style-name="P160">Evaluate KPIs</text:p>
            </text:list-item>
          </text:list>
        </text:list-item>
      </text:list>
      <text:h text:style-name="P93" text:outline-level="2">Inheritance:</text:h>
      <text:p text:style-name="P1">If x1 is a subset of xn, we can call reconciler functions to trigger on x1, then x1’s parent and so on until we get to xn (which has a parent of “any”). For x1 to be a child of xn it must have all the same mass balance equations. </text:p>
      <text:list xml:id="list3501706246" text:style-name="L24">
        <text:list-item>
          <text:p text:style-name="P161">The reconciler for x1 will call the reconciler for x1’s type-parent (x2)</text:p>
        </text:list-item>
        <text:list-item>
          <text:p text:style-name="P161">The reconciler for x2 will call the reconciler for x2’s <text:span text:style-name="T1">type-</text:span>parent (x3) and so on</text:p>
        </text:list-item>
      </text:list>
      <text:h text:style-name="P94" text:outline-level="2">Add-on Analyses:</text:h>
      <text:p text:style-name="P6">An add-on analysis (such as pump efficiency) could potentially be an additional Key Performance Indicator. KPIs are generally calculated values using the state as input; they do not feed additional information to the actual state. However, if the analysis might be able to explain some behaviour (such as corrosion), it would have to be added as a child node. Thus the error function for “centrifugal pump with corrosion” would invoke the following error functions</text:p>
      <text:list xml:id="list926755610" text:style-name="L25">
        <text:list-item>
          <text:p text:style-name="P163">“centrifugal pump corrosion”</text:p>
        </text:list-item>
        <text:list-item>
          <text:p text:style-name="P162">“<text:span text:style-name="T18">centrifugal pump”</text:span></text:p>
        </text:list-item>
        <text:list-item>
          <text:p text:style-name="P162">“<text:span text:style-name="T18">pump”</text:span></text:p>
        </text:list-item>
        <text:list-item>
          <text:p text:style-name="P162">“<text:span text:style-name="T18">mass balance node”</text:span></text:p>
        </text:list-item>
      </text:list>
      <text:p text:style-name="P2">This will have to be done based on type dispatch <text:span text:style-name="T19">so that</text:span></text:p>
      <text:p text:style-name="P3"><text:tab/>funciton f(N&lt;SpecificType&gt;::GeneralType, ::Val{GeneralType})</text:p>
      <text:p text:style-name="P4"><text:soft-page-break/>C<text:span text:style-name="T20">alls the same function as</text:span></text:p>
      <text:p text:style-name="P4"><text:tab/>funciton f(N&lt;GeneralType&gt;::GeneralType, ::Val{GeneralType})</text:p>
      <text:p text:style-name="P5">Instead of</text:p>
      <text:p text:style-name="P3"><text:tab/>funciton f(N&lt;SpecificType&gt;::SpecificType, ::Val{SpecificType})</text:p>
      <text:p text:style-name="P3">Otherwise the general type <text:span text:style-name="T20">function </text:span>will never get called</text:p>
      <text:h text:style-name="P95" text:outline-level="2"><text:span text:style-name="T3">I</text:span><text:span text:style-name="T4">ndexer Strategy</text:span><text:span text:style-name="T2">:</text:span></text:h>
      <text:p text:style-name="P13">Each asset model comes in three forms:</text:p>
      <text:list xml:id="list1844684182" text:style-name="L26">
        <text:list-item>
          <text:p text:style-name="P164">Element Type = String, Maps <text:span text:style-name="T24">ports</text:span> to <text:span text:style-name="T24">asset</text:span> names / <text:span text:style-name="T24">TSIDs</text:span></text:p>
        </text:list-item>
        <text:list-item>
          <text:p text:style-name="P164">Element Type = Integer, Maps <text:span text:style-name="T24">ports</text:span> to an index to a vector</text:p>
        </text:list-item>
        <text:list-item>
          <text:p text:style-name="P164">Element Type = Real, Maps <text:span text:style-name="T24">ports</text:span> to actual values</text:p>
        </text:list-item>
      </text:list>
      <text:p text:style-name="P10">Indexing is a bit slow and cumbersome to code. We might actually be able to build an actual object with type T &lt;: Real and pass dual numbers to it. <text:span text:style-name="T22">This also means that process objects can be their own indexer!</text:span> We should test this. If this is the case, then we simply run the indexer at the beginning of every iteration (<text:span text:style-name="T23">using @inbounds for speed) </text:span>and perform the mass balances over the objects (mass balances only read the state, the optimizer assigns them).</text:p>
      <text:p text:style-name="P7">Optimization strategies require that the state be represented as a vector with no hierarchical information. This means that the state is actually a vector with a large number of values being passed around to the equipment error functions. The error functions use indexers to compute the error, and can thus be agnostic about the actual vector being passed around. It merely requires the indexer to point to the correct position in the vector.</text:p>
      <text:p text:style-name="P8">Before instantiating any of the indexers, we need to define the custom indexer for the chemical component list for this reconciler (which will be a subtype of general chemical component lists). This will allow us to create the correct instance of streams and all the other assets as well. </text:p>
      <text:p text:style-name="P11">We need a function to build an indexer from an asset type. We also need a function to build a populated model using an indexer and a vector.</text:p>
      <text:p text:style-name="P8">The Essentials BOM for the reconciler obtained by getting the appropriate model info for all items in Essentials. There needs to be a routine that can generate an indexer for any equipment found in Essentials. Custom templates will need to feed a “type declaration” before use. Going through the Essentials BOM, one checks the Reconciler BOM to see if an indexer already exists. If not, the indexer is constructed and added to the Reconciler BOM. If a component of that asset doesn’t exist in the BOM, it must also be created. Thus, assets are created as needed, recursively.</text:p>
      <text:p text:style-name="P8">Indexer fields can be <text:span text:style-name="T21">one of three types:</text:span></text:p>
      <text:list xml:id="list1184326799" text:style-name="L27">
        <text:list-item>
          <text:p text:style-name="P165">Union{String, Int64}</text:p>
        </text:list-item>
        <text:list-item>
          <text:p text:style-name="P165"><text:soft-page-break/>Indexer</text:p>
        </text:list-item>
      </text:list>
      <text:p text:style-name="P9">String indexers map to the data source/sink, while integer indexers map data to the reconciler vecto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swis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CA"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en" fo:country="CA"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122a059"/>
    </style:style>
    <style:style style:name="List" style:family="paragraph" style:parent-style-name="Text_20_body" style:class="list">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00599d" loext:opacity="100%"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09T13:34:29.014674360</meta:creation-date>
    <dc:date>2021-01-23T17:42:03.853000000</dc:date>
    <meta:editing-duration>P1DT2H24M35S</meta:editing-duration>
    <meta:editing-cycles>165</meta:editing-cycles>
    <meta:generator>LibreOffice/7.0.2.2$Windows_X86_64 LibreOffice_project/8349ace3c3162073abd90d81fd06dcfb6b36b994</meta:generator>
    <meta:document-statistic meta:table-count="0" meta:image-count="0" meta:object-count="0" meta:page-count="18" meta:paragraph-count="367" meta:word-count="4656" meta:character-count="29125" meta:non-whitespace-character-count="24690"/>
  </office:meta>
</office:document-meta>
</file>